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mputational Cost Optimization via Stochastic Kernel Sampling for the Numerical Integration of the Smoluchovski Coagulation Equation</text:title></text:p>
      <text:p text:style-name="OrgTitle"/>
      <text:p text:style-name="OrgSubtitle"><text:initial-creator>Vincent C. Mader</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67200dd">1. Preface</text:a></text:p>
          <text:p text:style-name="Contents_20_2"><text:a xlink:type="simple" xlink:href="#orgb6f3ce5">1.1. Acknowledgements</text:a></text:p>
          <text:p text:style-name="Contents_20_2"><text:a xlink:type="simple" xlink:href="#org053690f">1.2. Abstract</text:a></text:p>
          <text:p text:style-name="Contents_20_1"><text:a xlink:type="simple" xlink:href="#org88779a4">2. Introduction</text:a></text:p>
          <text:p text:style-name="Contents_20_1"><text:a xlink:type="simple" xlink:href="#org39a0681">3. Definition of a Simplified Dust Coagulation Model</text:a></text:p>
          <text:p text:style-name="Contents_20_2"><text:a xlink:type="simple" xlink:href="#org5887908">3.1. Prerequisites and Assumptions</text:a></text:p>
          <text:p text:style-name="Contents_20_2"><text:a xlink:type="simple" xlink:href="#orgaae9167">3.2. The Dust Particle Mass Distribution Function</text:a></text:p>
          <text:p text:style-name="Contents_20_2"><text:a xlink:type="simple" xlink:href="#orge8089a4">3.3. Dust Particle Collisions</text:a></text:p>
          <text:p text:style-name="Contents_20_2"><text:a xlink:type="simple" xlink:href="#org12db1ca">3.4. The Smoluchovski Coagulation Equation</text:a></text:p>
          <text:p text:style-name="Contents_20_2"><text:a xlink:type="simple" xlink:href="#org571ef40">3.5. The Coagulation Kernel</text:a></text:p>
          <text:p text:style-name="Contents_20_1"><text:a xlink:type="simple" xlink:href="#org67675fe">4. Discretization of the Dust Coagulation Model</text:a></text:p>
          <text:p text:style-name="Contents_20_2"><text:a xlink:type="simple" xlink:href="#org9ddf7ad">4.1. <text:span text:style-name="Strikethrough">Introduction/General Idea</text:span></text:a></text:p>
          <text:p text:style-name="Contents_20_2"><text:a xlink:type="simple" xlink:href="#org6a0c7be">4.2. Discretization of the Mass Axis</text:a></text:p>
          <text:p text:style-name="Contents_20_3"><text:a xlink:type="simple" xlink:href="#orgae4df92">4.2.1. <text:span text:style-name="Strikethrough">Introduction/General Idea</text:span></text:a></text:p>
          <text:p text:style-name="Contents_20_3"><text:a xlink:type="simple" xlink:href="#org7d02f9e">4.2.2. Discretization of the Mass Axis using a Linear Scale</text:a></text:p>
          <text:p text:style-name="Contents_20_3"><text:a xlink:type="simple" xlink:href="#orge63d5ea">4.2.3. Discretization of the Mass Axis using a Logarithmic Scale</text:a></text:p>
          <text:p text:style-name="Contents_20_2"><text:a xlink:type="simple" xlink:href="#orga422695">4.3. Discretization of the Particle Mass Distribution Function</text:a></text:p>
          <text:p text:style-name="Contents_20_2"><text:a xlink:type="simple" xlink:href="#orgaf002ef">4.4. Discretization of the Smoluchovski Coagulation Equation</text:a></text:p>
          <text:p text:style-name="Contents_20_1"><text:a xlink:type="simple" xlink:href="#org13b4ab2">5. Initialization of the Particle Mass Distribution Function</text:a></text:p>
          <text:p text:style-name="Contents_20_1"><text:a xlink:type="simple" xlink:href="#org88d0fff">6. Integration of the Smoluchovski Equation</text:a></text:p>
          <text:p text:style-name="Contents_20_2"><text:a xlink:type="simple" xlink:href="#org0f47848">6.1. How to discretize the time axis in a linear fashion?</text:a></text:p>
          <text:p text:style-name="Contents_20_2"><text:a xlink:type="simple" xlink:href="#org863c219">6.2. What is the difference between additive/multiplicative incrementation of time</text:a></text:p>
          <text:p text:style-name="Contents_20_3"><text:a xlink:type="simple" xlink:href="#orgf11bdc7">6.2.1. Additive time-steps</text:a></text:p>
          <text:p text:style-name="Contents_20_3"><text:a xlink:type="simple" xlink:href="#org0f833ce">6.2.2. Multiplicative time-steps</text:a></text:p>
          <text:p text:style-name="Contents_20_2"><text:a xlink:type="simple" xlink:href="#orgc29d71b">6.3. How to integrate the Smoluchovski equation using an explicit Euler scheme?</text:a></text:p>
          <text:p text:style-name="Contents_20_2"><text:a xlink:type="simple" xlink:href="#org879f54a">6.4. How to discretize the time axis in a logarithmic fashion?</text:a></text:p>
          <text:p text:style-name="Contents_20_2"><text:a xlink:type="simple" xlink:href="#org1727a85">6.5. How to integrate the Smoluchovski equation using implicit schemes?</text:a></text:p>
          <text:p text:style-name="Contents_20_1"><text:a xlink:type="simple" xlink:href="#org900a011">7. Construction of the Kernel for Simple Hit-and-Stick Coagulation</text:a></text:p>
          <text:p text:style-name="Contents_20_2"><text:a xlink:type="simple" xlink:href="#orgee6ef32">7.1. Introduction, Overview, &amp; Goals for this Section</text:a></text:p>
          <text:p text:style-name="Contents_20_3"><text:a xlink:type="simple" xlink:href="#orgf14f938">7.1.1. Construction of a Kernel for Hit-and-Stick Coagulation</text:a></text:p>
          <text:p text:style-name="Contents_20_2"><text:a xlink:type="simple" xlink:href="#orgfb3a629">7.2. Definition of the Kernel for simple Stick-and-Hit Coagulation</text:a></text:p>
          <text:p text:style-name="Contents_20_2"><text:a xlink:type="simple" xlink:href="#org820085f">7.3. Numerical Integration with the Explicit Euler Scheme</text:a></text:p>
          <text:p text:style-name="Contents_20_1"><text:a xlink:type="simple" xlink:href="#org5cdc2b4">8. Implementation of a Logarithmic Mass Axis Representation</text:a></text:p>
          <text:p text:style-name="Contents_20_2"><text:a xlink:type="simple" xlink:href="#orga254e54">8.1. Introduction, Overview, &amp; Goals for this Section</text:a></text:p>
          <text:p text:style-name="Contents_20_2"><text:a xlink:type="simple" xlink:href="#org572149b">8.2. Reasons for Making Use of a Logarithmic Representation</text:a></text:p>
          <text:p text:style-name="Contents_20_2"><text:a xlink:type="simple" xlink:href="#orgc6ae239">8.3. Challenges Associated with a Logarithmic Representation</text:a></text:p>
          <text:p text:style-name="Contents_20_2"><text:a xlink:type="simple" xlink:href="#org28bdae0">8.4. Definition of the Logarithmic Mass Axis</text:a></text:p>
          <text:p text:style-name="Contents_20_2"><text:a xlink:type="simple" xlink:href="#org50da0b3">8.5. Implementation of the Kovetz-Olund algorithm</text:a></text:p>
          <text:p text:style-name="Contents_20_3"><text:a xlink:type="simple" xlink:href="#org500ec87">8.5.1. Reasons for the Necessity of the Kovetz-Olund Algorithm</text:a></text:p>
          <text:p text:style-name="Contents_20_3"><text:a xlink:type="simple" xlink:href="#org8dd3706">8.5.2. Implementation of the Kovetz-Olund Algorithm</text:a></text:p>
          <text:p text:style-name="Contents_20_2"><text:a xlink:type="simple" xlink:href="#orgc5f4777">8.6. Implementation of Near-Zero-Cancellation Handling for Coagulation</text:a></text:p>
          <text:p text:style-name="Contents_20_3"><text:a xlink:type="simple" xlink:href="#org3141cd2">8.6.1. What is Near-Zero-Cancellation and where can it occur in general?</text:a></text:p>
          <text:p text:style-name="Contents_20_3"><text:a xlink:type="simple" xlink:href="#org607e294">8.6.2. Where can Near-Zero-Cancellation occur in our model?</text:a></text:p>
          <text:p text:style-name="Contents_20_3"><text:a xlink:type="simple" xlink:href="#org6243dc4">8.6.3. Handling Near-Zero-Cancellation for Stick-and-Hit Coagulation</text:a></text:p>
          <text:p text:style-name="Contents_20_1"><text:a xlink:type="simple" xlink:href="#orgd62d994">9. Inclusion of Fragmentation Processes into the Kernel</text:a></text:p>
          <text:p text:style-name="Contents_20_2"><text:a xlink:type="simple" xlink:href="#org2d251de">9.1. “First/Simple/Naive Attempt”</text:a></text:p>
          <text:p text:style-name="Contents_20_3"><text:a xlink:type="simple" xlink:href="#org66e4a3e">9.1.1. How to implement naive fragmentation?</text:a></text:p>
          <text:p text:style-name="Contents_20_2"><text:a xlink:type="simple" xlink:href="#org2abb5f8">9.2. The MRN Distribution</text:a></text:p>
          <text:p text:style-name="Contents_20_3"><text:a xlink:type="simple" xlink:href="#orgfe36010">9.2.1. How to implement MRN distribution (for initialization)?</text:a></text:p>
          <text:p text:style-name="Contents_20_3"><text:a xlink:type="simple" xlink:href="#org85e546f">9.2.2. How to implement MRN distribution for fragmentation?</text:a></text:p>
          <text:p text:style-name="Contents_20_3"><text:a xlink:type="simple" xlink:href="#orgb5ce7af">9.2.3. Test integration speed with MRN distribution enabled. Is there a slowdown?</text:a></text:p>
          <text:p text:style-name="Contents_20_2"><text:a xlink:type="simple" xlink:href="#org282ecac">9.3. “Implementation of Near-Zero-Cancellation Handling for Fragmentation” (?)</text:a></text:p>
          <text:p text:style-name="Contents_20_1"><text:a xlink:type="simple" xlink:href="#orgcbe01e7">10. Definition of the Dust Particle Reaction Rates</text:a></text:p>
          <text:p text:style-name="Contents_20_2"><text:a xlink:type="simple" xlink:href="#org7e3cbf7">10.1. Definition of the Dust Particle Reaction Rates</text:a></text:p>
          <text:p text:style-name="Contents_20_2"><text:a xlink:type="simple" xlink:href="#org16cc1b9">10.2. Definition of the Collision Cross Section</text:a></text:p>
          <text:p text:style-name="Contents_20_2"><text:a xlink:type="simple" xlink:href="#org0cd44be">10.3. Definition of the Relative Particle Velocity</text:a></text:p>
          <text:p text:style-name="Contents_20_2"><text:a xlink:type="simple" xlink:href="#org5ba57ab">10.4. Definition of the Dust Particle Collision Rates</text:a></text:p>
          <text:p text:style-name="Contents_20_1"><text:a xlink:type="simple" xlink:href="#orgd0a22ca">11. Calculation of the Relative Dust Particle Velocities</text:a></text:p>
          <text:p text:style-name="Contents_20_2"><text:a xlink:type="simple" xlink:href="#org4cf1a69">11.1. Definition of the Relative Velocity due to Radial Drift</text:a></text:p>
          <text:p text:style-name="Contents_20_2"><text:a xlink:type="simple" xlink:href="#org405da2b">11.2. Definition of the Relative Velocity due to Differential Settling</text:a></text:p>
          <text:p text:style-name="Contents_20_2"><text:a xlink:type="simple" xlink:href="#org27ae764">11.3. Definition of the Relative Velocity due to Brownian Motion</text:a></text:p>
          <text:p text:style-name="Contents_20_2"><text:a xlink:type="simple" xlink:href="#org8e758a8">11.4. Definition of the Relative Velocity due to Turbulence</text:a></text:p>
          <text:p text:style-name="Contents_20_2"><text:a xlink:type="simple" xlink:href="#org0a94609">11.5. Definition of the Azimuthal Relative Velocity</text:a></text:p>
          <text:p text:style-name="Contents_20_2"><text:a xlink:type="simple" xlink:href="#org3ca240f">11.6. Total Relative Velocity</text:a></text:p>
          <text:p text:style-name="Contents_20_1"><text:a xlink:type="simple" xlink:href="#org51ffa32">12. Implemention of Stochastic Kernel Sampling</text:a></text:p>
          <text:p text:style-name="Contents_20_1"><text:a xlink:type="simple" xlink:href="#orgf8e050c">13. Summary of Results</text:a></text:p>
          <text:p text:style-name="Contents_20_1"><text:a xlink:type="simple" xlink:href="#org041123a">14. Thesis Discussion &amp; Outlook</text:a></text:p>
          <text:p text:style-name="Contents_20_1"><text:a xlink:type="simple" xlink:href="#org606c37f">15. Appendix</text:a></text:p>
          <text:p text:style-name="Contents_20_2"><text:a xlink:type="simple" xlink:href="#org3031c88">15.1. Glossary</text:a></text:p>
          <text:p text:style-name="Contents_20_1"><text:a xlink:type="simple" xlink:href="#org49f009f">16. <text:span text:style-name="Strikethrough">References</text:span></text:a></text:p>
        </text:index-body>
      </text:table-of-content>
      <text:p text:style-name="Text_20_body"><text:span text:style-name="OrgCode">\newpage</text:span>
</text:p>
      <text:p text:style-name="Text_20_body"><text:span text:style-name="OrgCode">\newpage</text:span>
</text:p>
      <text:p text:style-name="Text_20_body"><text:span text:style-name="OrgCode">\newpage</text:span>
</text:p>
      <text:h text:style-name="Heading_20_1" text:outline-level="1" text:is-list-header="false">
<text:bookmark-start text:name="OrgXref.org67200dd"/>
<text:bookmark text:name="org67200dd"/>Preface
<text:bookmark-end text:name="OrgXref.org67200dd"/></text:h>
      <text:h text:style-name="Heading_20_2" text:outline-level="2" text:is-list-header="false">
<text:bookmark-start text:name="OrgXref.orgb6f3ce5"/>
<text:bookmark text:name="orgb6f3ce5"/>Acknowledgements
<text:bookmark-end text:name="OrgXref.orgb6f3ce5"/></text:h>
      <text:p text:style-name="Text_20_body"><text:span text:style-name="OrgCode">\newpage</text:span>
</text:p>
      <text:h text:style-name="Heading_20_2" text:outline-level="2" text:is-list-header="false">
<text:bookmark-start text:name="OrgXref.org053690f"/>
<text:bookmark text:name="org053690f"/>Abstract
<text:bookmark-end text:name="OrgXref.org053690f"/></text:h>
      <text:p text:style-name="Text_20_body"><text:span text:style-name="Underline">What is the topic of this thesis?</text:span>
</text:p>
      <text:list text:style-name="OrgBulletedList" text:continue-numbering="false">
        <text:list-item>
          <text:p text:style-name="Text_20_body">We want to <text:span text:style-name="OrgCode">test whether</text:span> the numerical <text:span text:style-name="OrgCode">integration</text:span>
of the Smoluchovski <text:span text:style-name="OrgCode">coagulation equation</text:span> can be <text:span text:style-name="OrgCode">sped up</text:span>
via <text:span text:style-name="OrgCode">stochastic sampling</text:span> of the kernel.
</text:p>
        </text:list-item>
        <text:list-item>
          <text:p text:style-name="Text_20_body">Depending on how accurate one wants to model the involved processes, the integration of the coagulation equation can become quite costly (from a computational standpoint).
</text:p>
        </text:list-item>
        <text:list-item>
          <text:p text:style-name="Text_20_body">This is due to the “high dimensionality” of the problem.
</text:p>
          <text:list text:style-name="OrgBulletedList" text:continue-numbering="true">
            <text:list-item>
              <text:p text:style-name="Text_20_body">3 dimensions of space (in principle)
</text:p>
            </text:list-item>
            <text:list-item>
              <text:p text:style-name="Text_20_body">3 dimensions of mass (explain why -&gt; fragmentation)
</text:p>
            </text:list-item>
            <text:list-item>
              <text:p text:style-name="Text_20_body">X dimensions of porosity
</text:p>
            </text:list-item>
            <text:list-item>
              <text:p text:style-name="Text_20_body">+ maybe other attributes of the dust particles
</text:p>
            </text:list-item>
          </text:list>
        </text:list-item>
        <text:list-item>
          <text:p text:style-name="Text_20_body">Therefore, the idea is that a big gain in computational performance could be gained by only including the “relevant” parts of the kernel into the integration. (“relevant” according to what criterion?)
</text:p>
        </text:list-item>
        <text:list-item>
          <text:p text:style-name="Text_20_body">Finding out whether this works (and by <text:span text:style-name="OrgCode">how much</text:span> the computational cost can be reduced) is the big goal of this thesis.
</text:p>
        </text:list-item>
      </text:list>
      <text:p text:style-name="Text_20_body"><text:span text:style-name="OrgCode">\newpage</text:span>
</text:p>
      <text:h text:style-name="Heading_20_1" text:outline-level="1" text:is-list-header="false">
<text:bookmark-start text:name="OrgXref.org88779a4"/>
<text:bookmark text:name="org88779a4"/>Introduction
<text:bookmark-end text:name="OrgXref.org88779a4"/></text:h>
      <text:p text:style-name="Text_20_body"><text:span text:style-name="OrgCode">\newpage</text:span>
</text:p>
      <text:h text:style-name="Heading_20_1" text:outline-level="1" text:is-list-header="false">
<text:bookmark-start text:name="OrgXref.org39a0681"/>
<text:bookmark text:name="org39a0681"/>Definition of a Simplified Dust Coagulation Model
<text:bookmark-end text:name="OrgXref.org39a0681"/></text:h>
      <text:h text:style-name="Heading_20_2" text:outline-level="2" text:is-list-header="false">
<text:bookmark-start text:name="OrgXref.org5887908"/>
<text:bookmark text:name="org5887908"/>Prerequisites and Assumptions
<text:bookmark-end text:name="OrgXref.org5887908"/></text:h>
      <text:p text:style-name="Text_20_body">Consider a distribution of dust particles with different masses <text:span text:style-name="OrgCode">$m$</text:span>. For simplicity, all of them are assumed to share the same material density <text:span text:style-name="OrgCode">$\rho_s$</text:span>, as well as all other properties except their particle mass and radius.
</text:p>
      <text:p text:style-name="Text_20_body">In this highly simplified model, the particles are furthermore assumed to be spherically shaped, such that the relationship between mass <text:span text:style-name="OrgCode">$m$</text:span> and radius <text:span text:style-name="OrgCode">$a$</text:span> can be expressed as
</text:p>
      <text:p text:style-name="OrgFixedWidthBlock">\begin{align*}</text:p>
      <text:p text:style-name="OrgFixedWidthBlock"> <text:s text:c="1"/>m=\frac{4\pi}{3}\rho_s a^3</text:p>
      <text:p text:style-name="OrgFixedWidthBlockLastLine">\end{align*}</text:p>
      <text:p text:style-name="OrgFixedWidthBlockLastLine"/>
      <text:h text:style-name="Heading_20_2" text:outline-level="2" text:is-list-header="false">
<text:bookmark-start text:name="OrgXref.orgaae9167"/>
<text:bookmark text:name="orgaae9167"/>The Dust Particle Mass Distribution Function
<text:bookmark-end text:name="OrgXref.orgaae9167"/></text:h>
      <text:p text:style-name="Text_20_body">Let <text:span text:style-name="OrgCode">$n(m)$</text:span> label the <text:span text:style-name="Emphasis">particle mass distribution function</text:span>, i.e. the number of particles per unit volume that possess a given mass value <text:span text:style-name="OrgCode">$m$</text:span>. This distribution function shall be defined in such a way that the total number <text:span text:style-name="OrgCode">$N$</text:span> of particles per unit volume is given by
</text:p>
      <text:p text:style-name="OrgFixedWidthBlock">\begin{align*}</text:p>
      <text:p text:style-name="OrgFixedWidthBlock"> <text:s text:c="1"/>N=\int_0^\infty n(m)\ \dd m</text:p>
      <text:p text:style-name="OrgFixedWidthBlockLastLine">\end{align*}</text:p>
      <text:p text:style-name="OrgFixedWidthBlockLastLine"/>
      <text:p text:style-name="Text_20_body">The mass density <text:span text:style-name="OrgCode">$\rho_s$</text:span>, i.e. the total mass per unit volume, can then be written as
</text:p>
      <text:p text:style-name="OrgFixedWidthBlock">\begin{align*}</text:p>
      <text:p text:style-name="OrgFixedWidthBlock"> <text:s text:c="1"/>\rho_s=\int_0^\infty m\cdot n(m)\ \dd m</text:p>
      <text:p text:style-name="OrgFixedWidthBlockLastLine">\end{align*}</text:p>
      <text:p text:style-name="OrgFixedWidthBlockLastLine"/>
      <text:h text:style-name="Heading_20_2" text:outline-level="2" text:is-list-header="false">
<text:bookmark-start text:name="OrgXref.orge8089a4"/>
<text:bookmark text:name="orge8089a4"/>Dust Particle Collisions
<text:bookmark-end text:name="OrgXref.orge8089a4"/></text:h>
      <text:p text:style-name="Text_20_body">The movement of particles inside a protoplanetary disk can be assumed to be partly systematic (due to velocity contributions of e.g. Keplerian motion) and partly random (due to effects of e.g. Brownian or turbulent motion). This leads to occasional collision events.
</text:p>
      <text:p text:style-name="Text_20_body">The probability of more than two particles being involved in the same collision is so small that the rate of simultaneous interactions between three (or more) bodies can be neglected entirely. Thus, in this model, all collisions are assumed to be two-body collisions.
</text:p>
      <text:p text:style-name="Text_20_body">When two particles collide, there can be a number of different collision outcomes that have to be taken into consideration. A simple approach of classifying these outcomes is to group them into the following three scenarios:
</text:p>
      <text:list text:style-name="OrgNumberedList" text:continue-numbering="false">
        <text:list-item>
          <text:p text:style-name="Text_20_body"><text:span text:style-name="Emphasis">Bouncing</text:span>: Here, nothing really happens from the point of view of the particle mass distribution function. The particles collide, but do not exchange any mass. The collision itself of course <text:span text:style-name="Emphasis">can</text:span> have an effect on the particle kinematics via the exchange of momentum, but the distribution of masses stays unchanged. For that reason, this outcome does not have to be taken into account when modeling the evolution of the particle mass distribution.
</text:p>
        </text:list-item>
        <text:list-item>
          <text:p text:style-name="Text_20_body"><text:span text:style-name="Emphasis">Merging</text:span>: The second case is more interesting for us: Here, the two colliding particles merge and form a single new particle. Thus, the two initial particles with mass values <text:span text:style-name="OrgCode">$m_1$</text:span> and <text:span text:style-name="OrgCode">$m_2$</text:span>
disappear, while a new particle with mass <text:span text:style-name="OrgCode">$m_1+m_2$</text:span> is created. The removal/addition of these masses from/to the mass distribution has to be handled in some fitting way, and we will take a look at how to do this in the next section.
</text:p>
        </text:list-item>
        <text:list-item>
          <text:p text:style-name="Text_20_body"><text:span text:style-name="Emphasis">Fragmentation</text:span>: In the third case, the two colliding particles do also “disappear” during the interaction. In contrast to the case of merging though, here it is possible that a whole series of particles is brought into existence. When two particles collide and fragment, various smaller particles with different mass values can be created, under the condition that the sum of particle masses is equal to the total mass <text:span text:style-name="OrgCode">$m_1+m_2$</text:span> before the interaction.
</text:p>
        </text:list-item>
      </text:list>
      <text:p text:style-name="Text_20_body">To summarize: In this model, the input to a collision event is assumed to <text:span text:style-name="Emphasis">always</text:span> be two particles, while the output can be any (natural) number, from a single particle in the case of merging, to very many particles in the case of fragmentation.
</text:p>
      <text:h text:style-name="Heading_20_2" text:outline-level="2" text:is-list-header="false">
<text:bookmark-start text:name="OrgXref.org12db1ca"/>
<text:bookmark text:name="org12db1ca"/>The Smoluchovski Coagulation Equation
<text:bookmark-end text:name="OrgXref.org12db1ca"/></text:h>
      <text:p text:style-name="Text_20_body">Let us now turn our attention towards the question of how to formulate a model for the particle mass distribution’s evolution in time. One such model is given by the following integro-differental population balance equation:
</text:p>
      <text:p text:style-name="OrgFixedWidthBlock">\begin{align*}</text:p>
      <text:p text:style-name="OrgFixedWidthBlock"> <text:s text:c="1"/>\deriv{n}{t}(m,t)=\int_0^\infty\int_0^\infty K(m,m',m'')\cdot n(m',t)\cdot n(m'',t)\ \dd m'\ \dd m''</text:p>
      <text:p text:style-name="OrgFixedWidthBlockLastLine">\end{align*}</text:p>
      <text:p text:style-name="OrgFixedWidthBlockLastLine"/>
      <text:p text:style-name="Text_20_body">This equation is typically referred to as the <text:span text:style-name="Emphasis">Smoluchovski equation</text:span>, due to its treatment by Marian Smoluchovski in 1916 [cite]. It describes how the number <text:span text:style-name="OrgCode">$n$</text:span> of particles (per unit volume) with mass <text:span text:style-name="OrgCode">$m$</text:span> is affected by collision events at time <text:span text:style-name="OrgCode">$t$</text:span> involving two particles with masses <text:span text:style-name="OrgCode">$m'$</text:span> and <text:span text:style-name="OrgCode">$m''$</text:span>.
</text:p>
      <text:p text:style-name="Text_20_body">The quantity <text:span text:style-name="OrgCode">$K(m,\ m', m'')$</text:span> is called the (coagulation) <text:span text:style-name="Emphasis">kernel</text:span>. It encodes all the information about the collision events, their rates, and their outcomes.
</text:p>
      <text:h text:style-name="Heading_20_2" text:outline-level="2" text:is-list-header="false">
<text:bookmark-start text:name="OrgXref.org571ef40"/>
<text:bookmark text:name="org571ef40"/>The Coagulation Kernel
<text:bookmark-end text:name="OrgXref.org571ef40"/></text:h>
      <text:p text:style-name="Text_20_body"><text:span text:style-name="OrgCode">\newpage</text:span>
</text:p>
      <text:h text:style-name="Heading_20_1" text:outline-level="1" text:is-list-header="false">
<text:bookmark-start text:name="OrgXref.org67675fe"/>
<text:bookmark text:name="org67675fe"/>Discretization of the Dust Coagulation Model
<text:bookmark-end text:name="OrgXref.org67675fe"/></text:h>
      <text:h text:style-name="Heading_20_2" text:outline-level="2" text:is-list-header="false">
<text:bookmark-start text:name="OrgXref.org9ddf7ad"/>
<text:bookmark text:name="org9ddf7ad"/><text:span text:style-name="Strikethrough">Introduction/General Idea</text:span>
<text:bookmark-end text:name="OrgXref.org9ddf7ad"/></text:h>
      <text:p text:style-name="Text_20_body">Due to the discrete nature of number representation on digital computers, it is necessary for numerical treatment to move away from a continuous representation. Instead, a discrete analogon has to be constructed for the mass grid, the evolution equations, as well as the coagulation kernel.
</text:p>
      <text:h text:style-name="Heading_20_2" text:outline-level="2" text:is-list-header="false">
<text:bookmark-start text:name="OrgXref.org6a0c7be"/>
<text:bookmark text:name="org6a0c7be"/>Discretization of the Mass Axis
<text:bookmark-end text:name="OrgXref.org6a0c7be"/></text:h>
      <text:h text:style-name="Heading_20_3" text:outline-level="3" text:is-list-header="false">
<text:bookmark-start text:name="OrgXref.orgae4df92"/>
<text:bookmark text:name="orgae4df92"/><text:span text:style-name="Strikethrough">Introduction/General Idea</text:span>
<text:bookmark-end text:name="OrgXref.orgae4df92"/></text:h>
      <text:p text:style-name="Text_20_body">We will start with the discretization of the mass axis: Here, the goal is to partition the continuous range of particle masses <text:span text:style-name="OrgCode">$m$</text:span> present in the disk into a set of <text:span text:style-name="OrgCode">$\mathcal N_m\in\mathbb N$</text:span>
intervals, which from now on will be referred to as mass grid “bins”. Each of these bins can be uniquely characterized by an index <text:span text:style-name="OrgCode">$i\in[0,\mathcal N_m-1]$</text:span>, and its corresponding mass value <text:span text:style-name="OrgCode">$m_i^\text{c}$</text:span>, which are situated at the center of the bin (ergo the superfix “c”).
</text:p>
      <text:p text:style-name="Text_20_body">To derive an expression for these mass values, let us first define the upper and lower boundaries of the discrete mass grid. We shall label them <text:span text:style-name="OrgCode">$m_\text{max}$</text:span> and <text:span text:style-name="OrgCode">$m_\text{min}$</text:span>, respectively. Now, consider a collection of <text:span text:style-name="OrgCode">$\mathcal N_m+1$</text:span> appropriately spaced grid points
<text:span text:style-name="OrgCode">$m_i^\text{b}$</text:span>, which will serve as the bin boundaries.
</text:p>
      <text:p text:style-name="OrgFixedWidthBlock">\begin{figure}[h!]</text:p>
      <text:p text:style-name="OrgFixedWidthBlock"> <text:s text:c="3"/>\caption{Illustration of the discretized mass axis.}</text:p>
      <text:p text:style-name="OrgFixedWidthBlock"> <text:s text:c="3"/>\begin{center}</text:p>
      <text:p text:style-name="OrgFixedWidthBlock"> <text:s text:c="7"/>\begin{tikzpicture}</text:p>
      <text:p text:style-name="OrgFixedWidthBlock"> <text:s text:c="11"/>\def\N{4} <text:s text:c="5"/>% This is the number of cells drawn (to the left of "..." separator).</text:p>
      <text:p text:style-name="OrgFixedWidthBlock"> <text:s text:c="11"/>\def\M{5} <text:s text:c="5"/>% This is the number of boundary arrows drawn (left of "...").</text:p>
      <text:p text:style-name="OrgFixedWidthBlock"> <text:s text:c="11"/>\def\W{1.5} <text:s text:c="3"/>% This is a cell's width.</text:p>
      <text:p text:style-name="OrgFixedWidthBlock"> <text:s text:c="11"/>\def\H{\W} <text:s text:c="4"/>% This is a cell's height.</text:p>
      <text:p text:style-name="OrgFixedWidthBlock"> <text:s text:c="11"/>\def\L{\W/4} <text:s text:c="2"/>% This is an arrow's length.</text:p>
      <text:p text:style-name="OrgFixedWidthBlock"> <text:s text:c="11"/>\def\P{\W/8} <text:s text:c="2"/>% This is the padding between arrow &amp; cell.</text:p>
      <text:p text:style-name="OrgFixedWidthBlock"> <text:s text:c="11"/>\def\R{\W/32} <text:s text:c="1"/>% This is the padding between arrow &amp; text.</text:p>
      <text:p text:style-name="OrgFixedWidthBlock"/>
      <text:p text:style-name="OrgFixedWidthBlock"> <text:s text:c="11"/>% Draw continuous mass axis.</text:p>
      <text:p text:style-name="OrgFixedWidthBlock"> <text:s text:c="11"/>\draw [|-to](-\W, 2.5*\H) -- (\N*\W+4*\W, 2.5*\H);</text:p>
      <text:p text:style-name="OrgFixedWidthBlock"> <text:s text:c="11"/>\draw [-](0, 2.45*\H) -- (0, 2.55*\H);</text:p>
      <text:p text:style-name="OrgFixedWidthBlock"> <text:s text:c="11"/>\draw [-](\N*\W+3*\W, 2.45*\H) -- (\N*\W+3*\W, 2.55*\H);</text:p>
      <text:p text:style-name="OrgFixedWidthBlock"> <text:s text:c="11"/>\node[] at (-\W-2*\P, 2.5*\H) {$0$};</text:p>
      <text:p text:style-name="OrgFixedWidthBlock"> <text:s text:c="11"/>\node[] at (\N*\W+4*\W+2*\P, 2.5*\H) {$m$};</text:p>
      <text:p text:style-name="OrgFixedWidthBlock"/>
      <text:p text:style-name="OrgFixedWidthBlock"> <text:s text:c="11"/>% Draw arrow from continuous to discretized mass axis.</text:p>
      <text:p text:style-name="OrgFixedWidthBlock"> <text:s text:c="11"/>\node[] at (\N*\W/2+1.5*\W, 2.25*\H) {$\Downarrow$};</text:p>
      <text:p text:style-name="OrgFixedWidthBlock"/>
      <text:p text:style-name="OrgFixedWidthBlock"> <text:s text:c="11"/>% Draw cells...</text:p>
      <text:p text:style-name="OrgFixedWidthBlock"> <text:s text:c="11"/>% ...to the left of "..." separator.</text:p>
      <text:p text:style-name="OrgFixedWidthBlock"> <text:s text:c="11"/>\foreach \x in {0, ..., \N} {</text:p>
      <text:p text:style-name="OrgFixedWidthBlock"> <text:s text:c="15"/>\draw[draw=black] (\x*\W, 0) rectangle ++(\W, \H);</text:p>
      <text:p text:style-name="OrgFixedWidthBlock"> <text:s text:c="11"/>}</text:p>
      <text:p text:style-name="OrgFixedWidthBlock"> <text:s text:c="11"/>% ...to the right of "..." separator.</text:p>
      <text:p text:style-name="OrgFixedWidthBlock"> <text:s text:c="11"/>\draw[draw=black] (\N*\W+2*\W, 0) rectangle ++(\W, \H);</text:p>
      <text:p text:style-name="OrgFixedWidthBlock"/>
      <text:p text:style-name="OrgFixedWidthBlock"> <text:s text:c="11"/>% Draw crosses...</text:p>
      <text:p text:style-name="OrgFixedWidthBlock"> <text:s text:c="11"/>% ...to the left of "..." separator.</text:p>
      <text:p text:style-name="OrgFixedWidthBlock"> <text:s text:c="11"/>\foreach \x in {0, ..., \N} {</text:p>
      <text:p text:style-name="OrgFixedWidthBlock"> <text:s text:c="15"/>\draw (\x*\W+\W/2, \H/2) node {\tiny x};</text:p>
      <text:p text:style-name="OrgFixedWidthBlock"> <text:s text:c="11"/>}</text:p>
      <text:p text:style-name="OrgFixedWidthBlock"> <text:s text:c="11"/>% ...to the right of "..." separator.</text:p>
      <text:p text:style-name="OrgFixedWidthBlock"> <text:s text:c="11"/>\draw (\N*\W+2.5*\W, \H/2) node {\tiny x};</text:p>
      <text:p text:style-name="OrgFixedWidthBlock"/>
      <text:p text:style-name="OrgFixedWidthBlock"> <text:s text:c="11"/>% Draw "..." separator.</text:p>
      <text:p text:style-name="OrgFixedWidthBlock"> <text:s text:c="11"/>\node[] at (\N*\W+1.5*\W, \H/2) {...};</text:p>
      <text:p text:style-name="OrgFixedWidthBlock"/>
      <text:p text:style-name="OrgFixedWidthBlock"> <text:s text:c="11"/>% Draw arrows labeling cell boundaries.</text:p>
      <text:p text:style-name="OrgFixedWidthBlock"> <text:s text:c="11"/>\foreach \x in {0, ..., \M} {</text:p>
      <text:p text:style-name="OrgFixedWidthBlock"> <text:s text:c="15"/>\draw [-to](\x*\W, \H+\L+\P) -- (\x*\W, \H+\P);</text:p>
      <text:p text:style-name="OrgFixedWidthBlock"> <text:s text:c="15"/>\node[] at (\x*\W, \H+\L+\P+\L+\R) {$m_\x^\text{b}$};</text:p>
      <text:p text:style-name="OrgFixedWidthBlock"> <text:s text:c="11"/>}</text:p>
      <text:p text:style-name="OrgFixedWidthBlock"> <text:s text:c="11"/>\draw [-to](\N*\W+2*\W, \H+\L+\P) -- (\N*\W+2*\W, \H+\P);</text:p>
      <text:p text:style-name="OrgFixedWidthBlock"> <text:s text:c="11"/>\draw [-to](\N*\W+3*\W, \H+\L+\P) -- (\N*\W+3*\W, \H+\P);</text:p>
      <text:p text:style-name="OrgFixedWidthBlock"> <text:s text:c="11"/>\node[] at (\N*\W+2*\W, \H+\L+\P+\L+\R) {$m_{\mathcal N_m}^\text{b}$};</text:p>
      <text:p text:style-name="OrgFixedWidthBlock"> <text:s text:c="11"/>\node[] at (\N*\W+3*\W, \H+\L+\P+\L+\R) {$m_{\mathcal N_m+1}^\text{b}$};</text:p>
      <text:p text:style-name="OrgFixedWidthBlock"/>
      <text:p text:style-name="OrgFixedWidthBlock"> <text:s text:c="11"/>% Draw arrows labeling cell centers.</text:p>
      <text:p text:style-name="OrgFixedWidthBlock"> <text:s text:c="11"/>\foreach \x in {0, ..., \N} {</text:p>
      <text:p text:style-name="OrgFixedWidthBlock"> <text:s text:c="15"/>\draw [-to](\x*\W+\W/2, 0-\L-\P) -- (\x*\W+\W/2, 0-\P);</text:p>
      <text:p text:style-name="OrgFixedWidthBlock"> <text:s text:c="15"/>\node[] at (\x*\W+\W/2, 0-\L-\P-\L-\R) {$m_\x^\text{c}$};</text:p>
      <text:p text:style-name="OrgFixedWidthBlock"> <text:s text:c="11"/>}</text:p>
      <text:p text:style-name="OrgFixedWidthBlock"> <text:s text:c="11"/>\draw [-to](\N*\W+2.5*\W, 0-\L-\P) -- (\N*\W+2.5*\W, 0-\P);</text:p>
      <text:p text:style-name="OrgFixedWidthBlock"> <text:s text:c="11"/>\node[] at (\N*\W+2.5*\W, 0-\L-\P-\L-\R) {$m_{\mathcal N_m}^\text{c}$};</text:p>
      <text:p text:style-name="OrgFixedWidthBlock"/>
      <text:p text:style-name="OrgFixedWidthBlock"> <text:s text:c="11"/>% Draw labels for `m_min` and `m_max`.</text:p>
      <text:p text:style-name="OrgFixedWidthBlock"> <text:s text:c="11"/>\node[] at (0, \H+\L+\P+\L+3*\R+\L+\L) {$m_\text{min}$};</text:p>
      <text:p text:style-name="OrgFixedWidthBlock"> <text:s text:c="11"/>\node[] at (\N*\W+3*\W, \H+\L+\P+\L+3*\R+\L+\L) {$m_\text{max}$};</text:p>
      <text:p text:style-name="OrgFixedWidthBlock"> <text:s text:c="11"/>\node[] at (0, \H+\L+\P+\L+2*\R+\L) {$=$};</text:p>
      <text:p text:style-name="OrgFixedWidthBlock"> <text:s text:c="11"/>\node[] at (\N*\W+3*\W, \H+\L+\P+\L+2*\R+\L) {$=$};</text:p>
      <text:p text:style-name="OrgFixedWidthBlock"> <text:s text:c="7"/>\end{tikzpicture}</text:p>
      <text:p text:style-name="OrgFixedWidthBlock"> <text:s text:c="3"/>\end{center}</text:p>
      <text:p text:style-name="OrgFixedWidthBlockLastLine">\end{figure}</text:p>
      <text:p text:style-name="OrgFixedWidthBlockLastLine"/>
      <text:h text:style-name="Heading_20_3" text:outline-level="3" text:is-list-header="false">
<text:bookmark-start text:name="OrgXref.org7d02f9e"/>
<text:bookmark text:name="org7d02f9e"/>Discretization of the Mass Axis using a Linear Scale
<text:bookmark-end text:name="OrgXref.org7d02f9e"/></text:h>
      <text:p text:style-name="Text_20_body">The spacing of these grid points of course depends heavily on the utilized scaling, which for simplicity shall be assumed to be linear at the moment. Later on, we will make use of a logarithmic scaling to assure a better representation of all masses along the wide range of mass values present in the disk.
</text:p>
      <text:p text:style-name="Text_20_body">Analogously to the bin centers, the boundary points can be labeled by an index <text:span text:style-name="OrgCode">$i\in[0,\mathcal N_m]$</text:span>. The corresponding mass value <text:span text:style-name="OrgCode">$m_i^\text{b}$</text:span> can then be expressed as
</text:p>
      <text:p text:style-name="OrgFixedWidthBlock">\begin{align*}</text:p>
      <text:p text:style-name="OrgFixedWidthBlock"> <text:s text:c="1"/>m_i^\text{b}=m_\text{min}+(m_\text{max}-m_\text{min})\cdot\frac{i}{\mathcal N_m}</text:p>
      <text:p text:style-name="OrgFixedWidthBlockLastLine">\end{align*}</text:p>
      <text:p text:style-name="OrgFixedWidthBlockLastLine"/>
      <text:p text:style-name="Text_20_body">To calculate the the mass values for the grid points at the center of a bin, all we need to do now is take the arithmetic mean of its two neighboring boundary values, i.e.:
</text:p>
      <text:p text:style-name="OrgFixedWidthBlock">\begin{align*}</text:p>
      <text:p text:style-name="OrgFixedWidthBlock"> <text:s text:c="1"/>m_i^\text{c}=\frac{m_i^\text{b}+m_{i+1}^\text{b}}{2}</text:p>
      <text:p text:style-name="OrgFixedWidthBlockLastLine">\end{align*}</text:p>
      <text:p text:style-name="OrgFixedWidthBlockLastLine"/>
      <text:p text:style-name="Text_20_body">Thus, after having defined only the three numbers <text:span text:style-name="OrgCode">$\mathcal N_m$</text:span>, <text:span text:style-name="OrgCode">$m_\text{min}$</text:span>, and <text:span text:style-name="OrgCode">$m_\text{max}$</text:span>, it is possible to interpolate the values of all mass grid points sitting on the boundaries and/or centers of the bins.
</text:p>
      <text:p text:style-name="Text_20_body"><text:span text:style-name="OrgCode">\newpage</text:span>
</text:p>
      <text:p text:style-name="Text_20_body">The inverse transformation from mass to index can be determined easily by rearranging the above relation. This leads to the following expression
</text:p>
      <text:p text:style-name="OrgFixedWidthBlock">\begin{align*}</text:p>
      <text:p text:style-name="OrgFixedWidthBlock"> <text:s text:c="1"/>i(m)=\mathcal N_m\cdot\frac{m-m_\text{min}}{m_\text{max}-m_\text{min}}</text:p>
      <text:p text:style-name="OrgFixedWidthBlockLastLine">\end{align*}</text:p>
      <text:p text:style-name="OrgFixedWidthBlockLastLine"/>
      <text:p text:style-name="Text_20_body"><text:span text:style-name="Underline">Sidenote</text:span>: In the linearily scaled mass grid, the bin “width” is constant, and independent of the bin index. This will change once the switch to a logarithmic grid is made! For now though, it is given by
</text:p>
      <text:p text:style-name="OrgFixedWidthBlock">\begin{align*}</text:p>
      <text:p text:style-name="OrgFixedWidthBlock"> <text:s text:c="1"/>\Delta m</text:p>
      <text:p text:style-name="OrgFixedWidthBlock"> <text:s text:c="1"/>&amp;=m_{i+1}^\text{b}-m_i^\text{b}\\</text:p>
      <text:p text:style-name="OrgFixedWidthBlock"> <text:s text:c="1"/>&amp;=\frac{m_\text{max}-m_\text{min}}{\mathcal N_m}</text:p>
      <text:p text:style-name="OrgFixedWidthBlockLastLine">\end{align*}</text:p>
      <text:p text:style-name="OrgFixedWidthBlockLastLine"/>
      <text:p text:style-name="Text_20_body"><text:span text:style-name="OrgCode">\newpage</text:span>
</text:p>
      <text:p text:style-name="OrgFixedWidthBlock">\begin{figure}[h!]</text:p>
      <text:p text:style-name="OrgFixedWidthBlock"> <text:s text:c="3"/>\centering</text:p>
      <text:p text:style-name="OrgFixedWidthBlock"> <text:s text:c="3"/>\begin{minipage}{0.5\textwidth}</text:p>
      <text:p text:style-name="OrgFixedWidthBlock"> <text:s text:c="7"/>\centering</text:p>
      <text:p text:style-name="OrgFixedWidthBlock"> <text:s text:c="7"/>\includegraphics[width=\linewidth]{</text:p>
      <text:p text:style-name="OrgFixedWidthBlock"> <text:s text:c="11"/>../../msc-thesis.py/figures/11/discrete-mass-axis_lin-scale-0.pdf</text:p>
      <text:p text:style-name="OrgFixedWidthBlock"> <text:s text:c="7"/>}</text:p>
      <text:p text:style-name="OrgFixedWidthBlock"> <text:s text:c="7"/>\subcaption{}</text:p>
      <text:p text:style-name="OrgFixedWidthBlock"> <text:s text:c="3"/>\end{minipage}%</text:p>
      <text:p text:style-name="OrgFixedWidthBlock"> <text:s text:c="3"/>\begin{minipage}{0.5\textwidth}</text:p>
      <text:p text:style-name="OrgFixedWidthBlock"> <text:s text:c="7"/>\centering</text:p>
      <text:p text:style-name="OrgFixedWidthBlock"> <text:s text:c="7"/>\includegraphics[width=\linewidth]{</text:p>
      <text:p text:style-name="OrgFixedWidthBlock"> <text:s text:c="11"/>../../msc-thesis.py/figures/11/discrete-mass-axis_lin-scale-1.pdf</text:p>
      <text:p text:style-name="OrgFixedWidthBlock"> <text:s text:c="7"/>}</text:p>
      <text:p text:style-name="OrgFixedWidthBlock"> <text:s text:c="7"/>\subcaption{}</text:p>
      <text:p text:style-name="OrgFixedWidthBlock"> <text:s text:c="3"/>\end{minipage}</text:p>
      <text:p text:style-name="OrgFixedWidthBlock"> <text:s text:c="3"/>\begin{minipage}{0.5\textwidth}</text:p>
      <text:p text:style-name="OrgFixedWidthBlock"> <text:s text:c="7"/>\centering</text:p>
      <text:p text:style-name="OrgFixedWidthBlock"> <text:s text:c="7"/>\includegraphics[width=\linewidth]{</text:p>
      <text:p text:style-name="OrgFixedWidthBlock"> <text:s text:c="11"/>../../msc-thesis.py/figures/11/discrete-mass-axis_lin-scale-2.pdf</text:p>
      <text:p text:style-name="OrgFixedWidthBlock"> <text:s text:c="7"/>}</text:p>
      <text:p text:style-name="OrgFixedWidthBlock"> <text:s text:c="7"/>\subcaption{}</text:p>
      <text:p text:style-name="OrgFixedWidthBlock"> <text:s text:c="3"/>\end{minipage}%</text:p>
      <text:p text:style-name="OrgFixedWidthBlock"> <text:s text:c="3"/>\begin{minipage}{0.5\textwidth}</text:p>
      <text:p text:style-name="OrgFixedWidthBlock"> <text:s text:c="7"/>\centering</text:p>
      <text:p text:style-name="OrgFixedWidthBlock"> <text:s text:c="7"/>\includegraphics[width=\linewidth]{</text:p>
      <text:p text:style-name="OrgFixedWidthBlock"> <text:s text:c="11"/>../../msc-thesis.py/figures/11/discrete-mass-axis_lin-scale-3.pdf</text:p>
      <text:p text:style-name="OrgFixedWidthBlock"> <text:s text:c="7"/>}</text:p>
      <text:p text:style-name="OrgFixedWidthBlock"> <text:s text:c="7"/>\subcaption{}</text:p>
      <text:p text:style-name="OrgFixedWidthBlock"> <text:s text:c="3"/>\end{minipage}</text:p>
      <text:p text:style-name="OrgFixedWidthBlock"> <text:s text:c="3"/>\caption{</text:p>
      <text:p text:style-name="OrgFixedWidthBlock"> <text:s text:c="7"/>Transformation between bin indices and mass values on a</text:p>
      <text:p text:style-name="OrgFixedWidthBlock"> <text:s text:c="7"/>linearily scaled discretized mass axis.</text:p>
      <text:p text:style-name="OrgFixedWidthBlock"> <text:s text:c="3"/>}</text:p>
      <text:p text:style-name="OrgFixedWidthBlockLastLine">\end{figure}</text:p>
      <text:p text:style-name="OrgFixedWidthBlockLastLine"/>
      <text:p text:style-name="Text_20_body"><text:span text:style-name="OrgCode">\newpage</text:span>
</text:p>
      <text:h text:style-name="Heading_20_3" text:outline-level="3" text:is-list-header="false">
<text:bookmark-start text:name="OrgXref.orge63d5ea"/>
<text:bookmark text:name="orge63d5ea"/>Discretization of the Mass Axis using a Logarithmic Scale
<text:bookmark-end text:name="OrgXref.orge63d5ea"/></text:h>
      <text:p text:style-name="Text_20_body">As before, let <text:span text:style-name="OrgCode">$\mathcal N_m$</text:span> be used to label the number of bins, and let the upper and lower grid boundaries be given by <text:span text:style-name="OrgCode">$m_\text{min}$</text:span> and <text:span text:style-name="OrgCode">$m_\text{max}$</text:span>, respectively.
</text:p>
      <text:p text:style-name="Text_20_body">Once again, we first define an expression for the grid points sitting directly on the bin boundaries. Making use of an index <text:span text:style-name="OrgCode">$i\in\mathcal[0,N_m]$</text:span>, they can be uniquely identified and calculated via
</text:p>
      <text:p text:style-name="OrgFixedWidthBlock">\begin{align*}</text:p>
      <text:p text:style-name="OrgFixedWidthBlock"> <text:s text:c="1"/>m_i^\text{b}=m_\text{min}\cdot\left(\frac{m_\text{max}}{m_\text{min}}\right)^{i/\mathcal N_m}</text:p>
      <text:p text:style-name="OrgFixedWidthBlockLastLine">\end{align*}</text:p>
      <text:p text:style-name="OrgFixedWidthBlockLastLine"/>
      <text:p text:style-name="Text_20_body">To arrive at the mass values at the bin centers, we again take the mean. Here, it’s not the arithmetic mean though, but the geometric mean, i.e.
</text:p>
      <text:p text:style-name="OrgFixedWidthBlock">\begin{align*}</text:p>
      <text:p text:style-name="OrgFixedWidthBlock"> <text:s text:c="1"/>m_i^\text{c}=\sqrt{m_i\cdot m_{i+1}}</text:p>
      <text:p text:style-name="OrgFixedWidthBlockLastLine">\end{align*}</text:p>
      <text:p text:style-name="OrgFixedWidthBlockLastLine"/>
      <text:p text:style-name="Text_20_body">In contrast to the linear grid, the bin “width”, i.e. the additive offset from one bin to the next, is not the same for all bins in the logarithmic grid. Instead, what stays the same for is the <text:span text:style-name="Emphasis">relative</text:span> mass increase from one bin to the next.
</text:p>
      <text:p text:style-name="Text_20_body">As above in the linear case, the inverse transformation can be arrived at by rearranging for <text:span text:style-name="OrgCode">$i$</text:span>. This leads to the following expression:
</text:p>
      <text:p text:style-name="OrgFixedWidthBlock">\begin{align*}</text:p>
      <text:p text:style-name="OrgFixedWidthBlock"> <text:s text:c="1"/>i(m)</text:p>
      <text:p text:style-name="OrgFixedWidthBlock"> <text:s text:c="1"/>=\mathcal N_m\cdot\frac{\log(m)-\log(m_\text{min})}{\log(m_\text{max})-\log(m_\text{min})}</text:p>
      <text:p text:style-name="OrgFixedWidthBlockLastLine">\end{align*}</text:p>
      <text:p text:style-name="OrgFixedWidthBlockLastLine"/>
      <text:p text:style-name="Text_20_body"><text:span text:style-name="OrgCode">\newpage</text:span>
</text:p>
      <text:p text:style-name="OrgFixedWidthBlock">\begin{figure}[h!]</text:p>
      <text:p text:style-name="OrgFixedWidthBlock"> <text:s text:c="3"/>\centering</text:p>
      <text:p text:style-name="OrgFixedWidthBlock"> <text:s text:c="3"/>\begin{minipage}{0.5\textwidth}</text:p>
      <text:p text:style-name="OrgFixedWidthBlock"> <text:s text:c="7"/>\centering</text:p>
      <text:p text:style-name="OrgFixedWidthBlock"> <text:s text:c="7"/>\includegraphics[width=\linewidth]{</text:p>
      <text:p text:style-name="OrgFixedWidthBlock"> <text:s text:c="11"/>../../msc-thesis.py/figures/11/discrete-mass-axis_lin-scale-0.pdf</text:p>
      <text:p text:style-name="OrgFixedWidthBlock"> <text:s text:c="7"/>}</text:p>
      <text:p text:style-name="OrgFixedWidthBlock"> <text:s text:c="7"/>\subcaption{}</text:p>
      <text:p text:style-name="OrgFixedWidthBlock"> <text:s text:c="3"/>\end{minipage}%</text:p>
      <text:p text:style-name="OrgFixedWidthBlock"> <text:s text:c="3"/>\begin{minipage}{0.5\textwidth}</text:p>
      <text:p text:style-name="OrgFixedWidthBlock"> <text:s text:c="7"/>\centering</text:p>
      <text:p text:style-name="OrgFixedWidthBlock"> <text:s text:c="7"/>\includegraphics[width=\linewidth]{</text:p>
      <text:p text:style-name="OrgFixedWidthBlock"> <text:s text:c="11"/>../../msc-thesis.py/figures/11/discrete-mass-axis_lin-scale-1.pdf</text:p>
      <text:p text:style-name="OrgFixedWidthBlock"> <text:s text:c="7"/>}</text:p>
      <text:p text:style-name="OrgFixedWidthBlock"> <text:s text:c="7"/>\subcaption{}</text:p>
      <text:p text:style-name="OrgFixedWidthBlock"> <text:s text:c="3"/>\end{minipage}</text:p>
      <text:p text:style-name="OrgFixedWidthBlock"> <text:s text:c="3"/>\begin{minipage}{0.5\textwidth}</text:p>
      <text:p text:style-name="OrgFixedWidthBlock"> <text:s text:c="7"/>\centering</text:p>
      <text:p text:style-name="OrgFixedWidthBlock"> <text:s text:c="7"/>\includegraphics[width=\linewidth]{</text:p>
      <text:p text:style-name="OrgFixedWidthBlock"> <text:s text:c="11"/>../../msc-thesis.py/figures/11/discrete-mass-axis_lin-scale-2.pdf</text:p>
      <text:p text:style-name="OrgFixedWidthBlock"> <text:s text:c="7"/>}</text:p>
      <text:p text:style-name="OrgFixedWidthBlock"> <text:s text:c="7"/>\subcaption{}</text:p>
      <text:p text:style-name="OrgFixedWidthBlock"> <text:s text:c="3"/>\end{minipage}%</text:p>
      <text:p text:style-name="OrgFixedWidthBlock"> <text:s text:c="3"/>\begin{minipage}{0.5\textwidth}</text:p>
      <text:p text:style-name="OrgFixedWidthBlock"> <text:s text:c="7"/>\centering</text:p>
      <text:p text:style-name="OrgFixedWidthBlock"> <text:s text:c="7"/>\includegraphics[width=\linewidth]{</text:p>
      <text:p text:style-name="OrgFixedWidthBlock"> <text:s text:c="11"/>../../msc-thesis.py/figures/11/discrete-mass-axis_lin-scale-3.pdf</text:p>
      <text:p text:style-name="OrgFixedWidthBlock"> <text:s text:c="7"/>}</text:p>
      <text:p text:style-name="OrgFixedWidthBlock"> <text:s text:c="7"/>\subcaption{}</text:p>
      <text:p text:style-name="OrgFixedWidthBlock"> <text:s text:c="3"/>\end{minipage}</text:p>
      <text:p text:style-name="OrgFixedWidthBlock"> <text:s text:c="3"/>\caption{</text:p>
      <text:p text:style-name="OrgFixedWidthBlock"> <text:s text:c="7"/>Transformation between bin indices and mass values on a</text:p>
      <text:p text:style-name="OrgFixedWidthBlock"> <text:s text:c="7"/>logarithmically scaled discretized mass axis.</text:p>
      <text:p text:style-name="OrgFixedWidthBlock"> <text:s text:c="3"/>}</text:p>
      <text:p text:style-name="OrgFixedWidthBlockLastLine">\end{figure}</text:p>
      <text:p text:style-name="OrgFixedWidthBlockLastLine"/>
      <text:p text:style-name="Text_20_body"><text:span text:style-name="OrgCode">\newpage</text:span>
</text:p>
      <text:h text:style-name="Heading_20_2" text:outline-level="2" text:is-list-header="false">
<text:bookmark-start text:name="OrgXref.orga422695"/>
<text:bookmark text:name="orga422695"/>Discretization of the Particle Mass Distribution Function
<text:bookmark-end text:name="OrgXref.orga422695"/></text:h>
      <text:p text:style-name="Text_20_body">Just as we discretized the range of masses, so we also have to discretize the particle mass distribution function. For this, we define:
</text:p>
      <text:p text:style-name="OrgFixedWidthBlock">\begin{align*}</text:p>
      <text:p text:style-name="OrgFixedWidthBlock"> <text:s text:c="1"/>n_i:=n(m_i)</text:p>
      <text:p text:style-name="OrgFixedWidthBlockLastLine">\end{align*}</text:p>
      <text:p text:style-name="OrgFixedWidthBlockLastLine"/>
      <text:p text:style-name="Text_20_body">The number of particles per unit unit volume in bin <text:span text:style-name="OrgCode">$i$</text:span> is then calculated by integration over the particle mass distribution function from the lower to the upper bin boundary:
</text:p>
      <text:p text:style-name="OrgFixedWidthBlock">\begin{align*}</text:p>
      <text:p text:style-name="OrgFixedWidthBlock"> <text:s text:c="1"/>N_i=\int_{m_{i-1/2}}^{m_{1+1/2}}n(m)\ \dd m</text:p>
      <text:p text:style-name="OrgFixedWidthBlockLastLine">\end{align*}</text:p>
      <text:p text:style-name="OrgFixedWidthBlockLastLine"/>
      <text:p text:style-name="Text_20_body">The mass density <text:span text:style-name="OrgCode">$\rho_i$</text:span> in the bin <text:span text:style-name="OrgCode">$i$</text:span> is given by
</text:p>
      <text:p text:style-name="OrgFixedWidthBlock">\begin{align*}</text:p>
      <text:p text:style-name="OrgFixedWidthBlock"> <text:s text:c="1"/>\rho_i=\int_{m_{i-1/2}}^{m_{1+1/2}}m\cdot n(m)\ \dd m</text:p>
      <text:p text:style-name="OrgFixedWidthBlockLastLine">\end{align*}</text:p>
      <text:p text:style-name="OrgFixedWidthBlockLastLine"/>
      <text:p text:style-name="Text_20_body">To arrive at the total mass density independent of particle mass, one has to sum over all bins:
</text:p>
      <text:p text:style-name="OrgFixedWidthBlock">\begin{align*}</text:p>
      <text:p text:style-name="OrgFixedWidthBlock"> <text:s text:c="1"/>\rho=\sum_{i=0}^{\mathcal N_m-1}\rho_i</text:p>
      <text:p text:style-name="OrgFixedWidthBlockLastLine">\end{align*}</text:p>
      <text:p text:style-name="OrgFixedWidthBlockLastLine"/>
      <text:h text:style-name="Heading_20_2" text:outline-level="2" text:is-list-header="false">
<text:bookmark-start text:name="OrgXref.orgaf002ef"/>
<text:bookmark text:name="orgaf002ef"/>Discretization of the Smoluchovski Coagulation Equation
<text:bookmark-end text:name="OrgXref.orgaf002ef"/></text:h>
      <text:p text:style-name="Text_20_body">With <text:span text:style-name="OrgCode">$i,j\in\mathbb N$</text:span> “being indices”:
</text:p>
      <text:p text:style-name="OrgFixedWidthBlock">\begin{align*}</text:p>
      <text:p text:style-name="OrgFixedWidthBlock"> <text:s text:c="1"/>\deriv{n_k}{t}</text:p>
      <text:p text:style-name="OrgFixedWidthBlock"> <text:s text:c="3"/>=\sum_{i=1}^{\mathcal N_m}\sum_{j=1}^{\mathcal N_m}</text:p>
      <text:p text:style-name="OrgFixedWidthBlock"> <text:s text:c="3"/>K_{kij}\cdot n_i\cdot n_j</text:p>
      <text:p text:style-name="OrgFixedWidthBlockLastLine">\end{align*}</text:p>
      <text:p text:style-name="OrgFixedWidthBlockLastLine"/>
      <text:p text:style-name="Text_20_body">Equivalent formulation: [which one to use? I like the lower one]
</text:p>
      <text:p text:style-name="OrgFixedWidthBlock">\begin{align*}</text:p>
      <text:p text:style-name="OrgFixedWidthBlock"> <text:s text:c="1"/>\deriv{n_k}{t}</text:p>
      <text:p text:style-name="OrgFixedWidthBlock"> <text:s text:c="3"/>=\sum_{i=0}^{\mathcal N_m-1}\sum_{j=0}^{\mathcal N_m-1}</text:p>
      <text:p text:style-name="OrgFixedWidthBlock"> <text:s text:c="3"/>K_{kij}\cdot n_i\cdot n_j</text:p>
      <text:p text:style-name="OrgFixedWidthBlockLastLine">\end{align*}</text:p>
      <text:p text:style-name="OrgFixedWidthBlockLastLine"/>
      <text:p text:style-name="Text_20_body"><text:span text:style-name="OrgCode">\newpage</text:span>
</text:p>
      <text:h text:style-name="Heading_20_1" text:outline-level="1" text:is-list-header="false">
<text:bookmark-start text:name="OrgXref.org13b4ab2"/>
<text:bookmark text:name="org13b4ab2"/>Initialization of the Particle Mass Distribution Function
<text:bookmark-end text:name="OrgXref.org13b4ab2"/></text:h>
      <text:p text:style-name="Text_20_body">Now, let us turn our attention to the initialization of the particle mass distribution function.
</text:p>
      <text:p text:style-name="Text_20_body"><text:span text:style-name="Underline">Options</text:span>:
</text:p>
      <text:list text:style-name="OrgNumberedList" text:continue-numbering="false">
        <text:list-item>
          <text:p text:style-name="Text_20_body">Dirac-delta distribution
</text:p>
        </text:list-item>
        <text:list-item>
          <text:p text:style-name="Text_20_body">MRN distribution
</text:p>
        </text:list-item>
      </text:list>
      <text:p text:style-name="Text_20_body">What would be best?
</text:p>
      <text:list text:style-name="OrgBulletedList" text:continue-numbering="false">
        <text:list-item>
          <text:p text:style-name="Text_20_body">MRN is more physical than Dirac-delta. (see later chapter)
</text:p>
        </text:list-item>
        <text:list-item>
          <text:p text:style-name="Text_20_body">It does not <text:span text:style-name="Emphasis">really</text:span> make that much of a difference though.
</text:p>
        </text:list-item>
        <text:list-item>
          <text:p text:style-name="Text_20_body">The information about the initialization is quickly lost anyways.
</text:p>
        </text:list-item>
        <text:list-item>
          <text:p text:style-name="Text_20_body">Both 1. &amp; 2. qualitatively lead to the same results (even if not quantitatively).
</text:p>
        </text:list-item>
      </text:list>
      <text:p text:style-name="Text_20_body"><text:span text:style-name="Underline">Observation</text:span>:
</text:p>
      <text:list text:style-name="OrgBulletedList" text:continue-numbering="false">
        <text:list-item>
          <text:p text:style-name="Text_20_body">Using the MRN distribution leads to a significant slowdown of the integration. (minutes, instead of seconds)
</text:p>
        </text:list-item>
        <text:list-item>
          <text:p text:style-name="Text_20_body">This might be because I chose <text:span text:style-name="OrgCode">$m_\text{max}$</text:span> to be the largest mass grid bin.
</text:p>
          <text:list text:style-name="OrgBulletedList" text:continue-numbering="true">
            <text:list-item>
              <text:p text:style-name="Text_20_body">Do not do this!
</text:p>
            </text:list-item>
            <text:list-item>
              <text:p text:style-name="Text_20_body">This is unphysical!
</text:p>
            </text:list-item>
            <text:list-item>
              <text:p text:style-name="Text_20_body">Instead use <text:span text:style-name="OrgCode">$\approx0.5\mum$</text:span>
</text:p>
            </text:list-item>
          </text:list>
        </text:list-item>
        <text:list-item>
          <text:p text:style-name="Text_20_body">Test whether this problem persists!
</text:p>
        </text:list-item>
      </text:list>
      <text:p text:style-name="Text_20_body"><text:span text:style-name="OrgCode">\newpage</text:span>
</text:p>
      <text:h text:style-name="Heading_20_1" text:outline-level="1" text:is-list-header="false">
<text:bookmark-start text:name="OrgXref.org88d0fff"/>
<text:bookmark text:name="org88d0fff"/>Integration of the Smoluchovski Equation
<text:bookmark-end text:name="OrgXref.org88d0fff"/></text:h>
      <text:h text:style-name="Heading_20_2" text:outline-level="2" text:is-list-header="false">
<text:bookmark-start text:name="OrgXref.org0f47848"/>
<text:bookmark text:name="org0f47848"/>How to discretize the time axis in a linear fashion?
<text:bookmark-end text:name="OrgXref.org0f47848"/></text:h>
      <text:p text:style-name="Text_20_body">Let the temporal domain be divided into <text:span text:style-name="OrgCode">$\mathcal N_t$</text:span> discrete “bins”. Then, let <text:span text:style-name="OrgCode">$\xi$</text:span> be the index used to uniquely identify each time step, i.e.
</text:p>
      <text:p text:style-name="OrgFixedWidthBlock">\begin{align*}</text:p>
      <text:p text:style-name="OrgFixedWidthBlock"> <text:s text:c="1"/>\xi\in\mathbb N\cap[0,\mathcal N_m-1]</text:p>
      <text:p text:style-name="OrgFixedWidthBlockLastLine">\end{align*}</text:p>
      <text:p text:style-name="OrgFixedWidthBlockLastLine"/>
      <text:p text:style-name="Text_20_body">When discretizing the time axis in a linear way, this leads to
</text:p>
      <text:p text:style-name="OrgFixedWidthBlock">\begin{align*}</text:p>
      <text:p text:style-name="OrgFixedWidthBlock"> <text:s text:c="1"/>t_\xi=t_0+\xi\cdot\Delta t</text:p>
      <text:p text:style-name="OrgFixedWidthBlockLastLine">\end{align*}</text:p>
      <text:p text:style-name="OrgFixedWidthBlockLastLine"/>
      <text:p text:style-name="Text_20_body">Here, <text:span text:style-name="OrgCode">$t_0$</text:span> labels the time value at the start of the simulation (can be set to <text:span text:style-name="OrgCode">$t_0=0$</text:span> without loss of generality), and <text:span text:style-name="OrgCode">$\Delta t$</text:span>
labels the size of each time step.
</text:p>
      <text:p text:style-name="Text_20_body">The step size needs to be chosen sufficiently small as to assure stability of the integration scheme.
</text:p>
      <text:p text:style-name="Text_20_body">[…CFL criterion…] […implicit integration…]
</text:p>
      <text:h text:style-name="Heading_20_2" text:outline-level="2" text:is-list-header="false">
<text:bookmark-start text:name="OrgXref.org863c219"/>
<text:bookmark text:name="org863c219"/>What is the difference between additive/multiplicative incrementation of time
<text:bookmark-end text:name="OrgXref.org863c219"/></text:h>
      <text:list text:style-name="OrgBulletedList" text:continue-numbering="false">
        <text:list-item>
          <text:p text:style-name="Text_20_body">TODO: Move?
</text:p>
        </text:list-item>
      </text:list>
      <text:h text:style-name="Heading_20_3" text:outline-level="3" text:is-list-header="false">
<text:bookmark-start text:name="OrgXref.orgf11bdc7"/>
<text:bookmark text:name="orgf11bdc7"/>Additive time-steps
<text:bookmark-end text:name="OrgXref.orgf11bdc7"/></text:h>
      <text:list text:style-name="OrgBulletedList" text:continue-numbering="false">
        <text:list-item>
          <text:p text:style-name="Text_20_body">straightforward approach
</text:p>
        </text:list-item>
        <text:list-item>
          <text:p text:style-name="Text_20_body">incrementation of time via
</text:p>
        </text:list-item>
      </text:list>
      <text:p text:style-name="OrgFixedWidthBlock">\begin{align*}</text:p>
      <text:p text:style-name="OrgFixedWidthBlock"> <text:s text:c="1"/>t_{n+1}=t_n+\Delta t</text:p>
      <text:p text:style-name="OrgFixedWidthBlockLastLine">\end{align*}</text:p>
      <text:p text:style-name="OrgFixedWidthBlockLastLine"/>
      <text:h text:style-name="Heading_20_3" text:outline-level="3" text:is-list-header="false">
<text:bookmark-start text:name="OrgXref.org0f833ce"/>
<text:bookmark text:name="org0f833ce"/>Multiplicative time-steps
<text:bookmark-end text:name="OrgXref.org0f833ce"/></text:h>
      <text:list text:style-name="OrgBulletedList" text:continue-numbering="false">
        <text:list-item>
          <text:p text:style-name="Text_20_body">more appropriate here [explain why]
</text:p>
        </text:list-item>
      </text:list>
      <text:p text:style-name="OrgFixedWidthBlock">\begin{align*}</text:p>
      <text:p text:style-name="OrgFixedWidthBlock"> <text:s text:c="1"/>t_{n+1}=t_n\cdot q_t</text:p>
      <text:p text:style-name="OrgFixedWidthBlockLastLine">\end{align*}</text:p>
      <text:p text:style-name="OrgFixedWidthBlockLastLine"/>
      <text:h text:style-name="Heading_20_2" text:outline-level="2" text:is-list-header="false">
<text:bookmark-start text:name="OrgXref.orgc29d71b"/>
<text:bookmark text:name="orgc29d71b"/>How to integrate the Smoluchovski equation using an explicit Euler scheme?
<text:bookmark-end text:name="OrgXref.orgc29d71b"/></text:h>
      <text:p text:style-name="Text_20_body">As above, we use the notation <text:span text:style-name="OrgCode">$n_{i,\xi}$</text:span> to label the dust particle mass distribution function evaluated for the mass <text:span text:style-name="OrgCode">$m_i$</text:span> at a point in time <text:span text:style-name="OrgCode">$t_\xi$</text:span>.
</text:p>
      <text:p text:style-name="Text_20_body">The goal now is to compute the distribution function’s value after one additional step in time, i.e. at the time
</text:p>
      <text:p text:style-name="OrgFixedWidthBlock">\begin{align*}</text:p>
      <text:p text:style-name="OrgFixedWidthBlock"> <text:s text:c="1"/>t_{\xi+1}=t_\xi+\Delta t</text:p>
      <text:p text:style-name="OrgFixedWidthBlockLastLine">\end{align*}</text:p>
      <text:p text:style-name="OrgFixedWidthBlockLastLine"/>
      <text:p text:style-name="Text_20_body">This can be done by making use of an explicit Euler integration scheme [when?]. For a sufficiently small time step <text:span text:style-name="OrgCode">$\Delta t$</text:span>, we can thus arrive at an approximate expression for the distribution function’s updated value via the transformation
</text:p>
      <text:p text:style-name="OrgFixedWidthBlock">\begin{align*}</text:p>
      <text:p text:style-name="OrgFixedWidthBlock"> <text:s text:c="1"/>n_{k,\xi}</text:p>
      <text:p text:style-name="OrgFixedWidthBlock"> <text:s text:c="3"/>&amp;\to n_{k,\xi}</text:p>
      <text:p text:style-name="OrgFixedWidthBlock"> <text:s text:c="3"/>+\Delta t\cdot\deriv{n_{k,\xi}}{t}\\</text:p>
      <text:p text:style-name="OrgFixedWidthBlock"> <text:s text:c="3"/>&amp;=n_{k,\xi}</text:p>
      <text:p text:style-name="OrgFixedWidthBlock"> <text:s text:c="3"/>+\Delta t\cdot\sum_{i=0}^{\mathcal N_m-1}\sum_{j=0}^{\mathcal N_m-1}</text:p>
      <text:p text:style-name="OrgFixedWidthBlock"> <text:s text:c="3"/>K_{kij}\cdot n_i\cdot n_j</text:p>
      <text:p text:style-name="OrgFixedWidthBlockLastLine">\end{align*}</text:p>
      <text:p text:style-name="OrgFixedWidthBlockLastLine"/>
      <text:p text:style-name="Text_20_body">If the step size is chosen too large, the method will break down due to the insufficient stability properties of the explicit Euler integration scheme.
</text:p>
      <text:p text:style-name="Text_20_body">Instead, […implicit Euler/Radau…] [see above]
</text:p>
      <text:h text:style-name="Heading_20_2" text:outline-level="2" text:is-list-header="false">
<text:bookmark-start text:name="OrgXref.org879f54a"/>
<text:bookmark text:name="org879f54a"/>How to discretize the time axis in a logarithmic fashion?
<text:bookmark-end text:name="OrgXref.org879f54a"/></text:h>
      <text:p text:style-name="Text_20_body">As the temporal domain spans over multiple orders of magnitude for the processes involved in planet formation, it makes sense to discretize the time axis in a logarithmic fashion. [write this differently?]
</text:p>
      <text:p text:style-name="Text_20_body">[…]
</text:p>
      <text:h text:style-name="Heading_20_2" text:outline-level="2" text:is-list-header="false">
<text:bookmark-start text:name="OrgXref.org1727a85"/>
<text:bookmark text:name="org1727a85"/>How to integrate the Smoluchovski equation using implicit schemes?
<text:bookmark-end text:name="OrgXref.org1727a85"/></text:h>
      <text:p text:style-name="Text_20_body"><text:span text:style-name="OrgCode">\newpage</text:span>
</text:p>
      <text:h text:style-name="Heading_20_1" text:outline-level="1" text:is-list-header="false">
<text:bookmark-start text:name="OrgXref.org900a011"/>
<text:bookmark text:name="org900a011"/>Construction of the Kernel for Simple Hit-and-Stick Coagulation
<text:bookmark-end text:name="OrgXref.org900a011"/></text:h>
      <text:h text:style-name="Heading_20_2" text:outline-level="2" text:is-list-header="false">
<text:bookmark-start text:name="OrgXref.orgee6ef32"/>
<text:bookmark text:name="orgee6ef32"/>Introduction, Overview, &amp; Goals for this Section
<text:bookmark-end text:name="OrgXref.orgee6ef32"/></text:h>
      <text:list text:style-name="OrgBulletedList" text:continue-numbering="false">
        <text:list-item>
          <text:p text:style-name="Text_20_body">Here, we only take a look at the simple case of…
</text:p>
          <text:list text:style-name="OrgBulletedList" text:continue-numbering="true">
            <text:list-item>
              <text:p text:style-name="Text_20_body">…simple <text:span text:style-name="Emphasis">linear</text:span> mass axis discretization.
</text:p>
            </text:list-item>
            <text:list-item>
              <text:p text:style-name="Text_20_body">…simple <text:span text:style-name="Emphasis">Dirac-delta</text:span> initialization.
</text:p>
            </text:list-item>
            <text:list-item>
              <text:p text:style-name="Text_20_body">…simple <text:span text:style-name="Emphasis">explicit Euler</text:span> integration.
</text:p>
            </text:list-item>
          </text:list>
        </text:list-item>
      </text:list>
      <text:h text:style-name="Heading_20_3" text:outline-level="3" text:is-list-header="false">
<text:bookmark-start text:name="OrgXref.orgf14f938"/>
<text:bookmark text:name="orgf14f938"/>Construction of a Kernel for Hit-and-Stick Coagulation
<text:bookmark-end text:name="OrgXref.orgf14f938"/></text:h>
      <text:p text:style-name="Text_20_body">Assuming simple hit-and-stick coagulation, the kernel can be written as
</text:p>
      <text:p text:style-name="OrgFixedWidthBlock">\begin{equation*}</text:p>
      <text:p text:style-name="OrgFixedWidthBlock"> <text:s text:c="1"/>K(m,m_1,m_2)</text:p>
      <text:p text:style-name="OrgFixedWidthBlock"> <text:s text:c="1"/>=\frac{1}{2}\big[</text:p>
      <text:p text:style-name="OrgFixedWidthBlock"> <text:s text:c="3"/>\delta(m-m_1-m_2)-\delta(m-m_1)-\delta(m-m_2)</text:p>
      <text:p text:style-name="OrgFixedWidthBlock"> <text:s text:c="1"/>\big]\cdot R(m_1,m_2)</text:p>
      <text:p text:style-name="OrgFixedWidthBlockLastLine">\end{equation*}</text:p>
      <text:p text:style-name="OrgFixedWidthBlockLastLine"/>
      <text:p text:style-name="Text_20_body">Here, the coefficient <text:span text:style-name="OrgCode">$R(m_1,m_2)$</text:span> labels the collision-and-merging rate.
</text:p>
      <text:p text:style-name="Text_20_body"><text:span text:style-name="OrgCode">\newpage</text:span>
</text:p>
      <text:h text:style-name="Heading_20_2" text:outline-level="2" text:is-list-header="false">
<text:bookmark-start text:name="OrgXref.orgfb3a629"/>
<text:bookmark text:name="orgfb3a629"/>Definition of the Kernel for simple Stick-and-Hit Coagulation
<text:bookmark-end text:name="OrgXref.orgfb3a629"/></text:h>
      <text:p text:style-name="Text_20_body">Let us first turn our attention to the simple case of stick-and-hit coagulation: Here, two particles with masses <text:span text:style-name="OrgCode">$m_1$</text:span> and <text:span text:style-name="OrgCode">$m_2$</text:span> collide, and subsequently merge into a single particle with combined mass <text:span text:style-name="OrgCode">$m_\text{tot}=m_1+m_2$</text:span>.
</text:p>
      <text:p text:style-name="Text_20_body">Let <text:span text:style-name="OrgCode">$C(m_1,m_2)$</text:span> be the rate at which collisions occur between such a pair of particles. Then, let <text:span text:style-name="OrgCode">$$R(m_1,m_2$$</text:span> label the rate of collision events that lead to a merging of the two particles into a single new one.
</text:p>
      <text:p text:style-name="Text_20_body">Of course, in actuality not every collision leads to a merge event. For simplicity, we will for now will assume that it does. As such, we can write
</text:p>
      <text:p text:style-name="OrgFixedWidthBlock">\begin{align*}</text:p>
      <text:p text:style-name="OrgFixedWidthBlock"> <text:s text:c="1"/>R(m_1,m_2)=C(m_1,m_2)</text:p>
      <text:p text:style-name="OrgFixedWidthBlockLastLine">\end{align*}</text:p>
      <text:p text:style-name="OrgFixedWidthBlockLastLine"/>
      <text:p text:style-name="Text_20_body">Later on, we will more carefully examine how the collision+sticking rate can be calculated.
</text:p>
      <text:p text:style-name="Text_20_body">[…also talk about definition of collision rate…] […also talk about “reaction rates”…] […difference between “collision”, “collision+merge”, “reaction” rates (fragmentation?)…]
</text:p>
      <text:p text:style-name="Text_20_body">[…collision+sticking rate, sticking probability, “Dust evolution w/ binning methods” eq.1.6-1.11…]
</text:p>
      <text:p text:style-name="Text_20_body">[…move the above elsewhere? -&gt; “collisions” section?] […]
</text:p>
      <text:p text:style-name="Text_20_body">A kernel describing the stick-and-hit coagulation process can be written as
</text:p>
      <text:p text:style-name="OrgFixedWidthBlock">\begin{align*}</text:p>
      <text:p text:style-name="OrgFixedWidthBlock"> <text:s text:c="1"/>K(m,m_1,m_2)=\frac{1}{2}\bigg[\delta_D(m-m_1-m_2)-\delta_D(m-m_1)-\delta_D(m-m_2)\bigg]\cdot R(m_1,m_2)</text:p>
      <text:p text:style-name="OrgFixedWidthBlockLastLine">\end{align*}</text:p>
      <text:p text:style-name="OrgFixedWidthBlockLastLine"/>
      <text:p text:style-name="Text_20_body">Here, <text:span text:style-name="OrgCode">$\delta_D$</text:span> labels the Dirac delta function.
</text:p>
      <text:p text:style-name="Text_20_body">[…]
</text:p>
      <text:p text:style-name="Text_20_body"><text:span text:style-name="OrgCode">\newpage</text:span>
</text:p>
      <text:h text:style-name="Heading_20_2" text:outline-level="2" text:is-list-header="false">
<text:bookmark-start text:name="OrgXref.org820085f"/>
<text:bookmark text:name="org820085f"/>Numerical Integration with the Explicit Euler Scheme
<text:bookmark-end text:name="OrgXref.org820085f"/></text:h>
      <text:p text:style-name="Text_20_body"><text:span text:style-name="OrgCode">\newpage</text:span>
</text:p>
      <text:h text:style-name="Heading_20_1" text:outline-level="1" text:is-list-header="false">
<text:bookmark-start text:name="OrgXref.org5cdc2b4"/>
<text:bookmark text:name="org5cdc2b4"/>Implementation of a Logarithmic Mass Axis Representation
<text:bookmark-end text:name="OrgXref.org5cdc2b4"/></text:h>
      <text:h text:style-name="Heading_20_2" text:outline-level="2" text:is-list-header="false">
<text:bookmark-start text:name="OrgXref.orga254e54"/>
<text:bookmark text:name="orga254e54"/>Introduction, Overview, &amp; Goals for this Section
<text:bookmark-end text:name="OrgXref.orga254e54"/></text:h>
      <text:h text:style-name="Heading_20_2" text:outline-level="2" text:is-list-header="false">
<text:bookmark-start text:name="OrgXref.org572149b"/>
<text:bookmark text:name="org572149b"/>Reasons for Making Use of a Logarithmic Representation
<text:bookmark-end text:name="OrgXref.org572149b"/></text:h>
      <text:h text:style-name="Heading_20_2" text:outline-level="2" text:is-list-header="false">
<text:bookmark-start text:name="OrgXref.orgc6ae239"/>
<text:bookmark text:name="orgc6ae239"/>Challenges Associated with a Logarithmic Representation
<text:bookmark-end text:name="OrgXref.orgc6ae239"/></text:h>
      <text:h text:style-name="Heading_20_2" text:outline-level="2" text:is-list-header="false">
<text:bookmark-start text:name="OrgXref.org28bdae0"/>
<text:bookmark text:name="org28bdae0"/>Definition of the Logarithmic Mass Axis
<text:bookmark-end text:name="OrgXref.org28bdae0"/></text:h>
      <text:h text:style-name="Heading_20_2" text:outline-level="2" text:is-list-header="false">
<text:bookmark-start text:name="OrgXref.org50da0b3"/>
<text:bookmark text:name="org50da0b3"/>Implementation of the Kovetz-Olund algorithm
<text:bookmark-end text:name="OrgXref.org50da0b3"/></text:h>
      <text:h text:style-name="Heading_20_3" text:outline-level="3" text:is-list-header="false">
<text:bookmark-start text:name="OrgXref.org500ec87"/>
<text:bookmark text:name="org500ec87"/>Reasons for the Necessity of the Kovetz-Olund Algorithm
<text:bookmark-end text:name="OrgXref.org500ec87"/></text:h>
      <text:p text:style-name="Text_20_body">Even in a highly simplified scenario, where only hit-and-stick coagulation is included, the definition of the kernel <text:span text:style-name="OrgCode">$K_{kij}$</text:span> is not at all trivial. To assure both the consistency and accuracy of the algorithm, one has to take care of two separate problems, namely:
</text:p>
      <text:list text:style-name="OrgNumberedList" text:continue-numbering="false">
        <text:list-item>
          <text:p text:style-name="Text_20_body">The conservation of mass <text:span text:style-name="Emphasis">has</text:span> to be assured, otherwise the numerical solution can not be assumed to remain stable for long. In the case of stick-and-hit coagulation, this means that for every pair of colliding particles, a single new particle has to be created. At the same time, the two initial particles have to be removed from the distribution. During this process, the total mass should remain unaffected down to machine precision.
</text:p>
        </text:list-item>
        <text:list-item>
          <text:p text:style-name="Text_20_body">When using a logarithmically spaced grid for the discretized mass axis, it can not be assumed that after a collision of two dust particles with masses <text:span text:style-name="OrgCode">$m_i$</text:span> and <text:span text:style-name="OrgCode">$m_j$</text:span> the resulting particle will carry a mass <text:span text:style-name="OrgCode">$m_k=m_i+m_j$</text:span>
whose value can be mapped trivially onto the grid. In general, the corresponding index will not be an integer, and instead lie between somewhere between the two neighboring grid points with indices <text:span text:style-name="OrgCode">$k$</text:span> and <text:span text:style-name="OrgCode">$k+1$</text:span>. Therefore, the result of the merging of <text:span text:style-name="OrgCode">$m_i$</text:span> and <text:span text:style-name="OrgCode">$m_j$</text:span> has to be divided in some sensible way between these two neighboring bins.
</text:p>
        </text:list-item>
      </text:list>
      <text:h text:style-name="Heading_20_3" text:outline-level="3" text:is-list-header="false">
<text:bookmark-start text:name="OrgXref.org8dd3706"/>
<text:bookmark text:name="org8dd3706"/>Implementation of the Kovetz-Olund Algorithm
<text:bookmark-end text:name="OrgXref.org8dd3706"/></text:h>
      <text:p text:style-name="Text_20_body">An elegant way for solving the two problems listed above is given in the paper by [Kovetz &amp; Olund, 1969], where they used the following procedure:
</text:p>
      <text:list text:style-name="OrgNumberedList" text:continue-numbering="false">
        <text:list-item>
          <text:p text:style-name="Text_20_body">The stick-and-hit coagulation kernel is split into two parts. The first is the <text:span text:style-name="Emphasis">gain</text:span> of particles in bin <text:span text:style-name="OrgCode">$k$</text:span> due to the collision of particles from the bins <text:span text:style-name="OrgCode">$i$</text:span> and <text:span text:style-name="OrgCode">$j$</text:span>. The second is the <text:span text:style-name="Emphasis">loss</text:span> of particles from bin <text:span text:style-name="OrgCode">$k$</text:span> due to collisions of particles in bin <text:span text:style-name="OrgCode">$k$</text:span> with particles from any other bin <text:span text:style-name="OrgCode">$j$</text:span>.
</text:p>
          <text:p text:style-name="Text_20_body">Using this separation into gain &amp; loss, the dust particle mass distribution’s temporal derivative can be expressed in the following form:
</text:p>
          <text:p text:style-name="OrgFixedWidthBlock">\begin{align*}</text:p>
          <text:p text:style-name="OrgFixedWidthBlock"> <text:s text:c="1"/>\deriv{n_k}{t}=\sum_{i,j}K_{kij}^\text{gain}n_in_j-\sum_jK_{kj}^\text{loss}n_kn_j</text:p>
          <text:p text:style-name="OrgFixedWidthBlockLastLine">\end{align*}</text:p>
          <text:p text:style-name="OrgFixedWidthBlockLastLine"/>
          <text:p text:style-name="Text_20_body">In other words, the total kernel [from above, cite eq.] can be written as
</text:p>
          <text:p text:style-name="OrgFixedWidthBlock">\begin{align*}</text:p>
          <text:p text:style-name="OrgFixedWidthBlock"> <text:s text:c="1"/>K_{kij}=K_{kij}^\text{gain}-K_{ij}^\text{loss}\delta_{ki}</text:p>
          <text:p text:style-name="OrgFixedWidthBlockLastLine">\end{align*}</text:p>
          <text:p text:style-name="OrgFixedWidthBlockLastLine"/>
          <text:p text:style-name="Text_20_body">Splitting the kernel like this into a gain &amp; a loss term is a quite general approach, and can be used in more complex scenarios as well (including e.g. particle fragmentation processes).
</text:p>
        </text:list-item>
        <text:list-item>
          <text:p text:style-name="Text_20_body">For the scenario of pure hit-and-stick coagulation, a unique discretization of the kernel can be defined such that both the number of particles and the conservation of total mass are handled correctly. To do this, consider a pair of colliding particles with indices <text:span text:style-name="OrgCode">$i$</text:span> and <text:span text:style-name="OrgCode">$j$</text:span>. Then, let the index
<text:span text:style-name="OrgCode">$\bar k$</text:span> be chosen in such a way that the condition
</text:p>
          <text:p text:style-name="OrgFixedWidthBlock">\begin{align*}</text:p>
          <text:p text:style-name="OrgFixedWidthBlock"> <text:s text:c="1"/>m_{\bar k}\leq m_i+m_j&lt;m_{\bar k+1}</text:p>
          <text:p text:style-name="OrgFixedWidthBlockLastLine">\end{align*}</text:p>
          <text:p text:style-name="OrgFixedWidthBlockLastLine"/>
          <text:p text:style-name="Text_20_body">is satisfied.
</text:p>
        </text:list-item>
        <text:list-item>
          <text:p text:style-name="Text_20_body">As stated before, in hit-and-stick coagulation, a single new particle emerges for each pair of colliding particles. Using the definitions from above, this condition can be expressed as follows:
</text:p>
          <text:p text:style-name="OrgFixedWidthBlock">\begin{align*}</text:p>
          <text:p text:style-name="OrgFixedWidthBlock"> <text:s text:c="1"/>K_{\bar k,ij}^\text{gain}</text:p>
          <text:p text:style-name="OrgFixedWidthBlock"> <text:s text:c="1"/>+K_{\bar k+1,ij}^\text{gain}</text:p>
          <text:p text:style-name="OrgFixedWidthBlock"> <text:s text:c="1"/>\overset{!}{=}K_{ij}^\text{loss}</text:p>
          <text:p text:style-name="OrgFixedWidthBlockLastLine">\end{align*}</text:p>
          <text:p text:style-name="OrgFixedWidthBlockLastLine"/>
        </text:list-item>
        <text:list-item>
          <text:p text:style-name="Text_20_body">The second condition is that of mass conservation, which can be written as:
</text:p>
          <text:p text:style-name="OrgFixedWidthBlock">\begin{align*}</text:p>
          <text:p text:style-name="OrgFixedWidthBlock"> <text:s text:c="1"/>m_{\bar k}K_{\bar k,ij}^\text{gain}</text:p>
          <text:p text:style-name="OrgFixedWidthBlock"> <text:s text:c="1"/>+m_{\bar k+1}K_{\bar k+1,ij}^\text{gain}</text:p>
          <text:p text:style-name="OrgFixedWidthBlock"> <text:s text:c="1"/>\overset{!}{=}(m_i+m_j)K_{ij}^\text{loss}</text:p>
          <text:p text:style-name="OrgFixedWidthBlockLastLine">\end{align*}</text:p>
          <text:p text:style-name="OrgFixedWidthBlockLastLine"/>
        </text:list-item>
        <text:list-item>
          <text:p text:style-name="Text_20_body">Now, for the mapping of the resulting particle’s mass onto two neighboring bins, let us define a parameter <text:span text:style-name="OrgCode">$\varepsilon$</text:span> such that
</text:p>
          <text:p text:style-name="OrgFixedWidthBlock">\begin{align*}</text:p>
          <text:p text:style-name="OrgFixedWidthBlock"> <text:s text:c="1"/>K_{\bar k,ij}^\text{gain}</text:p>
          <text:p text:style-name="OrgFixedWidthBlock"> <text:s text:c="1"/>&amp;=K_{ij}^\text{loss}\cdot(1-\varepsilon),\ \text{and}\\</text:p>
          <text:p text:style-name="OrgFixedWidthBlock"> <text:s text:c="1"/>K_{\bar k+1,ij}^\text{gain}</text:p>
          <text:p text:style-name="OrgFixedWidthBlock"> <text:s text:c="1"/>&amp;=K_{ij}^\text{loss}\cdot\varepsilon</text:p>
          <text:p text:style-name="OrgFixedWidthBlockLastLine">\end{align*}</text:p>
          <text:p text:style-name="OrgFixedWidthBlockLastLine"/>
          <text:p text:style-name="Text_20_body">This assures that [equation from pt 3] is satisfied. If we now plug this definition into [equation from pt 4] and solve for <text:span text:style-name="OrgCode">$\varepsilon$</text:span>, we arrive at
</text:p>
          <text:p text:style-name="OrgFixedWidthBlock">\begin{align*}</text:p>
          <text:p text:style-name="OrgFixedWidthBlock"> <text:s text:c="1"/>\varepsilon:=\frac{m_i+m_j-m_{\bar k}}{m_{\bar k+1}-m_{\bar k}}</text:p>
          <text:p text:style-name="OrgFixedWidthBlockLastLine">\end{align*}</text:p>
          <text:p text:style-name="OrgFixedWidthBlockLastLine"/>
        </text:list-item>
      </text:list>
      <text:p text:style-name="Text_20_body">This is the algorithm of [Kovetz &amp; Olund (1969)], and it was also used in subsequent papers like [Brauer et al. (2008)] and [Birnstiel et al. (2010)].
</text:p>
      <text:p text:style-name="Text_20_body"><text:span text:style-name="OrgCode">\newpage</text:span>
</text:p>
      <text:h text:style-name="Heading_20_2" text:outline-level="2" text:is-list-header="false">
<text:bookmark-start text:name="OrgXref.orgc5f4777"/>
<text:bookmark text:name="orgc5f4777"/>Implementation of Near-Zero-Cancellation Handling for Coagulation
<text:bookmark-end text:name="OrgXref.orgc5f4777"/></text:h>
      <text:h text:style-name="Heading_20_3" text:outline-level="3" text:is-list-header="false">
<text:bookmark-start text:name="OrgXref.org3141cd2"/>
<text:bookmark text:name="org3141cd2"/>What is Near-Zero-Cancellation and where can it occur in general?
<text:bookmark-end text:name="OrgXref.org3141cd2"/></text:h>
      <text:p text:style-name="Text_20_body">When using floating-point numbers following the representation defined by the IEEE-754 standard, it can occur that
</text:p>
      <text:p text:style-name="OrgFixedWidthBlock">\begin{align*}</text:p>
      <text:p text:style-name="OrgFixedWidthBlock"> <text:s text:c="1"/>a+b=a</text:p>
      <text:p text:style-name="OrgFixedWidthBlock"> <text:s text:c="1"/>\ \ \ \ \ \text{for} \ \ \ \ \</text:p>
      <text:p text:style-name="OrgFixedWidthBlock"> <text:s text:c="1"/>b\neq0</text:p>
      <text:p text:style-name="OrgFixedWidthBlockLastLine">\end{align*}</text:p>
      <text:p text:style-name="OrgFixedWidthBlockLastLine"/>
      <text:p text:style-name="Text_20_body">Typically, this happens when
</text:p>
      <text:p text:style-name="OrgFixedWidthBlock">\begin{align*}</text:p>
      <text:p text:style-name="OrgFixedWidthBlock"> <text:s text:c="1"/>|b|&lt;\varepsilon_m\cdot|a|</text:p>
      <text:p text:style-name="OrgFixedWidthBlockLastLine">\end{align*}</text:p>
      <text:p text:style-name="OrgFixedWidthBlockLastLine"/>
      <text:p text:style-name="Text_20_body">Here, <text:span text:style-name="OrgCode">$\varepsilon_m$</text:span> labels the <text:span text:style-name="Emphasis">machine precision</text:span>.
</text:p>
      <text:p text:style-name="Text_20_body">[Add: How big is <text:span text:style-name="OrgCode">$\varepsilon_m$</text:span> for an f32, how big for an f64?]
</text:p>
      <text:h text:style-name="Heading_20_3" text:outline-level="3" text:is-list-header="false">
<text:bookmark-start text:name="OrgXref.org607e294"/>
<text:bookmark text:name="org607e294"/>Where can Near-Zero-Cancellation occur in our model?
<text:bookmark-end text:name="OrgXref.org607e294"/></text:h>
      <text:p text:style-name="Text_20_body">Let <text:span text:style-name="OrgCode">$i$</text:span> and <text:span text:style-name="OrgCode">$j$</text:span> once again be the indices used to label two colliding particles. Additionally, assume now that particle <text:span text:style-name="OrgCode">$i$</text:span> is <text:span text:style-name="Emphasis">much smaller</text:span> than particle <text:span text:style-name="OrgCode">$j$</text:span>.
</text:p>
      <text:p text:style-name="Text_20_body">The detailed balance approach from above requires the removal of both the big and the small particle from the mass distribution, followed by the re-insertion of a new particle carrying the initial pair’s combined mass. This new particle would then have a mass which is nearly identical to that of the bigger one of the original two particles, it would be only a tiny bit heavier.
</text:p>
      <text:p text:style-name="Text_20_body">In the approach defined above this would mean that <text:span text:style-name="OrgCode">$\bar k=j$</text:span>, i.e. the resulting particle will reside in the same bin as the larger original one. Also, it would follow that <text:span text:style-name="OrgCode">$\varepsilon\ll1$</text:span>.
</text:p>
      <text:p text:style-name="Text_20_body">Let us now take a look at the particle mass distribution in the bin <text:span text:style-name="OrgCode">$\bar k$</text:span>
and, more specifically, by how much it changes from one timestep to the next. For this particular pair of <text:span text:style-name="OrgCode">$i$</text:span> and <text:span text:style-name="OrgCode">$\bar k=j$</text:span>, we can write:
</text:p>
      <text:p text:style-name="OrgFixedWidthBlock">\begin{align*}</text:p>
      <text:p text:style-name="OrgFixedWidthBlock"> <text:s text:c="1"/>\deriv{n_{\bar k}}{t}</text:p>
      <text:p text:style-name="OrgFixedWidthBlock"> <text:s text:c="1"/>=K_{\bar k,i\bar k}^{\text{gain}}n_in_{\bar k}</text:p>
      <text:p text:style-name="OrgFixedWidthBlock"> <text:s text:c="1"/>-K_{\bar ki}^{\text{loss}}n_in_{\bar k}</text:p>
      <text:p text:style-name="OrgFixedWidthBlockLastLine">\end{align*}</text:p>
      <text:p text:style-name="OrgFixedWidthBlockLastLine"/>
      <text:p text:style-name="Text_20_body">Plugging in [equation from above] leads to
</text:p>
      <text:p text:style-name="OrgFixedWidthBlock">\begin{align*}</text:p>
      <text:p text:style-name="OrgFixedWidthBlock"> <text:s text:c="1"/>\deriv{n_{\bar k}}{t}</text:p>
      <text:p text:style-name="OrgFixedWidthBlock"> <text:s text:c="1"/>=(1-\varepsilon)K_{\bar ki}^{\text{loss}}n_in_{\bar k}</text:p>
      <text:p text:style-name="OrgFixedWidthBlock"> <text:s text:c="1"/>-K_{\bar ki}^{\text{loss}}n_in_{\bar k}</text:p>
      <text:p text:style-name="OrgFixedWidthBlockLastLine">\end{align*}</text:p>
      <text:p text:style-name="OrgFixedWidthBlockLastLine"/>
      <text:p text:style-name="Text_20_body">Here, the two terms alsmost cancel each other out. What remains is a contribution which is proportional to <text:span text:style-name="OrgCode">$\varepsilon$</text:span>.
</text:p>
      <text:p text:style-name="Text_20_body">If <text:span text:style-name="OrgCode">$\varepsilon$</text:span> is small enough, the double-precision accuracy of the floating point representation will lead to breakdown of the method. [rewrite this sentence, copied almost exactly from Kees]
</text:p>
      <text:h text:style-name="Heading_20_3" text:outline-level="3" text:is-list-header="false">
<text:bookmark-start text:name="OrgXref.org6243dc4"/>
<text:bookmark text:name="org6243dc4"/>Handling Near-Zero-Cancellation for Stick-and-Hit Coagulation
<text:bookmark-end text:name="OrgXref.org6243dc4"/></text:h>
      <text:p text:style-name="Text_20_body">It is relatively easy to identify the particle pairs <text:span text:style-name="OrgCode">$(i,j)$</text:span> for which the scenario detailed above will occur. Let <text:span text:style-name="OrgCode">$i$</text:span> (without loss of generality) be the index of the larger one of the two colliding masses. Cancellation may then occur when the resulting <text:span text:style-name="OrgCode">$k$</text:span> is equal to <text:span text:style-name="OrgCode">$j$</text:span>.
</text:p>
      <text:p text:style-name="Text_20_body">In that case, we carry out the subtraction in [previous equation] analytically, and write:
</text:p>
      <text:p text:style-name="OrgFixedWidthBlock">\begin{align*}</text:p>
      <text:p text:style-name="OrgFixedWidthBlock"> <text:s text:c="1"/>\deriv{n_{\bar k}}{t}</text:p>
      <text:p text:style-name="OrgFixedWidthBlock"> <text:s text:c="1"/>=-\varepsilon K_{\bar ki}^{\text{loss}}n_in_{\bar k}</text:p>
      <text:p text:style-name="OrgFixedWidthBlockLastLine">\end{align*}</text:p>
      <text:p text:style-name="OrgFixedWidthBlockLastLine"/>
      <text:p text:style-name="Text_20_body">[Elaborate on this, see “Dust Evolution with Binning Methods”]
<text:span text:style-name="OrgCode">\newpage</text:span>
</text:p>
      <text:h text:style-name="Heading_20_1" text:outline-level="1" text:is-list-header="false">
<text:bookmark-start text:name="OrgXref.orgd62d994"/>
<text:bookmark text:name="orgd62d994"/>Inclusion of Fragmentation Processes into the Kernel
<text:bookmark-end text:name="OrgXref.orgd62d994"/></text:h>
      <text:h text:style-name="Heading_20_2" text:outline-level="2" text:is-list-header="false">
<text:bookmark-start text:name="OrgXref.org2d251de"/>
<text:bookmark text:name="org2d251de"/>“First/Simple/Naive Attempt”
<text:bookmark-end text:name="OrgXref.org2d251de"/></text:h>
      <text:h text:style-name="Heading_20_3" text:outline-level="3" text:is-list-header="false">
<text:bookmark-start text:name="OrgXref.org66e4a3e"/>
<text:bookmark text:name="org66e4a3e"/>How to implement naive fragmentation?
<text:bookmark-end text:name="OrgXref.org66e4a3e"/></text:h>
      <text:list text:style-name="OrgBulletedList" text:continue-numbering="false">
        <text:list-item>
          <text:p text:style-name="Text_20_body">“Pulverization”
</text:p>
        </text:list-item>
      </text:list>
      <text:p text:style-name="Text_20_body"><text:span text:style-name="OrgCode">\newpage</text:span>
</text:p>
      <text:h text:style-name="Heading_20_2" text:outline-level="2" text:is-list-header="false">
<text:bookmark-start text:name="OrgXref.org2abb5f8"/>
<text:bookmark text:name="org2abb5f8"/>The MRN Distribution
<text:bookmark-end text:name="OrgXref.org2abb5f8"/></text:h>
      <text:list text:style-name="OrgBulletedList" text:continue-numbering="false">
        <text:list-item>
          <text:p text:style-name="Text_20_body">introduced by Mathis-Rumpl-Nordsieck, 1977
</text:p>
        </text:list-item>
      </text:list>
      <text:h text:style-name="Heading_20_3" text:outline-level="3" text:is-list-header="false">
<text:bookmark-start text:name="OrgXref.orgfe36010"/>
<text:bookmark text:name="orgfe36010"/>How to implement MRN distribution (for initialization)?
<text:bookmark-end text:name="OrgXref.orgfe36010"/></text:h>
      <text:p text:style-name="Text_20_body">Particle mass distribution function is defined by the condition:
</text:p>
      <text:p text:style-name="OrgFixedWidthBlock">\begin{align*}</text:p>
      <text:p text:style-name="OrgFixedWidthBlock"> <text:s text:c="1"/>\rho</text:p>
      <text:p text:style-name="OrgFixedWidthBlock"> <text:s text:c="3"/>&amp;=\int_{m_\text{min}}^{m_\text{max}}n(m)\cdot m\ \dd m</text:p>
      <text:p text:style-name="OrgFixedWidthBlockLastLine">\end{align*}</text:p>
      <text:p text:style-name="OrgFixedWidthBlockLastLine"/>
      <text:p text:style-name="Text_20_body">Ansatz: power law with <text:span text:style-name="OrgCode">$q=-11/6$</text:span> (see `sizedistributions.pdf`)
</text:p>
      <text:p text:style-name="OrgFixedWidthBlock">\begin{align*}</text:p>
      <text:p text:style-name="OrgFixedWidthBlock"> <text:s text:c="1"/>n(m)</text:p>
      <text:p text:style-name="OrgFixedWidthBlock"> <text:s text:c="3"/>&amp;\sim m^q\\</text:p>
      <text:p text:style-name="OrgFixedWidthBlockLastLine">\end{align*}</text:p>
      <text:p text:style-name="OrgFixedWidthBlockLastLine"/>
      <text:p text:style-name="Text_20_body">Choose constant <text:span text:style-name="OrgCode">$A$</text:span> such that
</text:p>
      <text:p text:style-name="OrgFixedWidthBlock">\begin{align*}</text:p>
      <text:p text:style-name="OrgFixedWidthBlock"> <text:s text:c="1"/>n(m)</text:p>
      <text:p text:style-name="OrgFixedWidthBlock"> <text:s text:c="3"/>&amp;=A\cdot m^q</text:p>
      <text:p text:style-name="OrgFixedWidthBlockLastLine">\end{align*}</text:p>
      <text:p text:style-name="OrgFixedWidthBlockLastLine"/>
      <text:p text:style-name="Text_20_body">Plug into the integral from above
</text:p>
      <text:p text:style-name="OrgFixedWidthBlock">\begin{align*}</text:p>
      <text:p text:style-name="OrgFixedWidthBlock"> <text:s text:c="1"/>\rho</text:p>
      <text:p text:style-name="OrgFixedWidthBlock"> <text:s text:c="3"/>&amp;=\int A\cdot m^q\cdot m\ \dd m\\</text:p>
      <text:p text:style-name="OrgFixedWidthBlock"> <text:s text:c="3"/>&amp;=\int A\cdot m^{q+1}\ \dd m\\</text:p>
      <text:p text:style-name="OrgFixedWidthBlock"> <text:s text:c="3"/>&amp;=\frac{A}{q+2}\ m^{q+2}\bigg|_{m_\text{min}}^{m_\text{max}}\\</text:p>
      <text:p text:style-name="OrgFixedWidthBlock"> <text:s text:c="3"/>&amp;=\frac{A}{q+2}\ (m_{\text{max}}^{q+2}-m_{\text{min}}^{q+2})</text:p>
      <text:p text:style-name="OrgFixedWidthBlockLastLine">\end{align*}</text:p>
      <text:p text:style-name="OrgFixedWidthBlockLastLine"/>
      <text:p text:style-name="Text_20_body">Rearanging for <text:span text:style-name="OrgCode">$A$</text:span> leads to
</text:p>
      <text:p text:style-name="OrgFixedWidthBlock">\begin{align*}</text:p>
      <text:p text:style-name="OrgFixedWidthBlock"> <text:s text:c="1"/>A</text:p>
      <text:p text:style-name="OrgFixedWidthBlock"> <text:s text:c="3"/>&amp;=\frac{(q+2)\cdot\rho}{m_\text{max}^{q+2}-m_\text{min}^{q+2}}</text:p>
      <text:p text:style-name="OrgFixedWidthBlockLastLine">\end{align*}</text:p>
      <text:p text:style-name="OrgFixedWidthBlockLastLine"/>
      <text:p text:style-name="Text_20_body">Now we only need to choose values for <text:span text:style-name="OrgCode">$m_\text{min}$</text:span> and <text:span text:style-name="OrgCode">$m_\text{max}$</text:span>.
</text:p>
      <text:list text:style-name="OrgBulletedList" text:continue-numbering="false">
        <text:list-item>
          <text:p text:style-name="Text_20_body">For the minimum mass, no lower limit exists. For it, the value corresponding to the smallest bin can be chosen [citation needed].
</text:p>
        </text:list-item>
        <text:list-item>
          <text:p text:style-name="Text_20_body">For the maximum mass, an upper limit has to be chosen. It can be left as a free parameter to be set in `config.toml`, or set to something approximating <text:span text:style-name="OrgCode">$0.5\ \mum$</text:span>. [see 2004 Dullemond &amp; Dominik] ^ max. in interstellar medium (use for m<text:span text:style-name="OrgSubscript">min</text:span>?)
</text:p>
        </text:list-item>
      </text:list>
      <text:h text:style-name="Heading_20_3" text:outline-level="3" text:is-list-header="false">
<text:bookmark-start text:name="OrgXref.org85e546f"/>
<text:bookmark text:name="org85e546f"/>How to implement MRN distribution for fragmentation?
<text:bookmark-end text:name="OrgXref.org85e546f"/></text:h>
      <text:p text:style-name="Text_20_body">Let <text:span text:style-name="OrgCode">$m_i$</text:span> and <text:span text:style-name="OrgCode">$m_j$</text:span> be the masses of two particles that are involved in a collision leading to fragmentation.
</text:p>
      <text:p text:style-name="Text_20_body">How do we model this?
</text:p>
      <text:list text:style-name="OrgBulletedList" text:continue-numbering="false">
        <text:list-item>
          <text:p text:style-name="Text_20_body">Distribute the mass <text:span text:style-name="OrgCode">$m_\text{tot}=m_i+m_j$</text:span> onto bins with <text:span text:style-name="OrgCode">$m&lt;m_\text{tot}$</text:span>.
</text:p>
        </text:list-item>
        <text:list-item>
          <text:p text:style-name="Text_20_body">For this, use the MRN distribution <text:span text:style-name="OrgCode">$n(m)=Am^q$</text:span>.
</text:p>
        </text:list-item>
        <text:list-item>
          <text:p text:style-name="Text_20_body">For this, find the value of <text:span text:style-name="OrgCode">$A$</text:span>.
</text:p>
        </text:list-item>
        <text:list-item>
          <text:p text:style-name="Text_20_body">For this, use the formula from [Summarize: How to implement MRN distri].
</text:p>
        </text:list-item>
        <text:list-item>
          <text:p text:style-name="Text_20_body">For this, find a value for <text:span text:style-name="OrgCode">$m_\text{max}$</text:span>.
</text:p>
        </text:list-item>
      </text:list>
      <text:p text:style-name="Text_20_body">How do we choose a value for <text:span text:style-name="OrgCode">$m_\text{max}$</text:span>?
</text:p>
      <text:list text:style-name="OrgBulletedList" text:continue-numbering="false">
        <text:list-item>
          <text:p text:style-name="Text_20_body">Can it be larger than <text:span text:style-name="OrgCode">$\text{max}(m_i,\ m_j)$</text:span> ?
</text:p>
          <text:list text:style-name="OrgBulletedList" text:continue-numbering="true">
            <text:list-item>
              <text:p text:style-name="Text_20_body">“Some merging, some fragmenting”
</text:p>
            </text:list-item>
            <text:list-item>
              <text:p text:style-name="Text_20_body">“1 + 1 <text:span text:style-name="OrgCode">$\to$</text:span> 1.5 + 0.1 + 0.1 + 0.1 + 0.1 + 0.1”
</text:p>
            </text:list-item>
          </text:list>
        </text:list-item>
        <text:list-item>
          <text:p text:style-name="Text_20_body">If…
</text:p>
          <text:list text:style-name="OrgBulletedList" text:continue-numbering="true">
            <text:list-item>
              <text:p text:style-name="Text_20_body">…yes: It can at most be equal to <text:span text:style-name="OrgCode">$m_i+m_j$</text:span>
</text:p>
            </text:list-item>
            <text:list-item>
              <text:p text:style-name="Text_20_body">…no: It can at most be equal to <text:span text:style-name="OrgCode">$\text{max}(m_i, m_j)$</text:span>
</text:p>
            </text:list-item>
          </text:list>
        </text:list-item>
        <text:list-item>
          <text:p text:style-name="Text_20_body">In either case, it can’t really be <text:span text:style-name="Emphasis">equal</text:span> to either of the two values.
</text:p>
          <text:list text:style-name="OrgBulletedList" text:continue-numbering="true">
            <text:list-item>
              <text:p text:style-name="Text_20_body">That would be stick-and-hit in case “yes”, and bouncing in case “no”.
</text:p>
            </text:list-item>
            <text:list-item>
              <text:p text:style-name="Text_20_body">It can at most be equal to the mass corresponding to the next-lower bin.
</text:p>
            </text:list-item>
          </text:list>
        </text:list-item>
      </text:list>
      <text:p text:style-name="Text_20_body"><text:span text:style-name="Underline">Answer</text:span>:
</text:p>
      <text:list text:style-name="OrgBulletedList" text:continue-numbering="false">
        <text:list-item>
          <text:p text:style-name="Text_20_body">We don’t really know.
</text:p>
        </text:list-item>
        <text:list-item>
          <text:p text:style-name="Text_20_body">It doesn’t <text:span text:style-name="Emphasis">really</text:span> matter that much anyhow.
</text:p>
        </text:list-item>
        <text:list-item>
          <text:p text:style-name="Text_20_body">One could specify the method in `config.toml`, or just use one of the methods.
</text:p>
        </text:list-item>
      </text:list>
      <text:h text:style-name="Heading_20_3" text:outline-level="3" text:is-list-header="false">
<text:bookmark-start text:name="OrgXref.orgb5ce7af"/>
<text:bookmark text:name="orgb5ce7af"/>Test integration speed with MRN distribution enabled. Is there a slowdown?
<text:bookmark-end text:name="OrgXref.orgb5ce7af"/></text:h>
      <text:h text:style-name="Heading_20_2" text:outline-level="2" text:is-list-header="false">
<text:bookmark-start text:name="OrgXref.org282ecac"/>
<text:bookmark text:name="org282ecac"/>“Implementation of Near-Zero-Cancellation Handling for Fragmentation” (?)
<text:bookmark-end text:name="OrgXref.org282ecac"/></text:h>
      <text:p text:style-name="Text_20_body"><text:span text:style-name="OrgCode">\newpage</text:span>
</text:p>
      <text:h text:style-name="Heading_20_1" text:outline-level="1" text:is-list-header="false">
<text:bookmark-start text:name="OrgXref.orgcbe01e7"/>
<text:bookmark text:name="orgcbe01e7"/>Definition of the Dust Particle Reaction Rates
<text:bookmark-end text:name="OrgXref.orgcbe01e7"/></text:h>
      <text:h text:style-name="Heading_20_2" text:outline-level="2" text:is-list-header="false">
<text:bookmark-start text:name="OrgXref.org7e3cbf7"/>
<text:bookmark text:name="org7e3cbf7"/>Definition of the Dust Particle Reaction Rates
<text:bookmark-end text:name="OrgXref.org7e3cbf7"/></text:h>
      <text:p text:style-name="Text_20_body"><text:span text:style-name="OrgCode">\newpage</text:span>
</text:p>
      <text:h text:style-name="Heading_20_2" text:outline-level="2" text:is-list-header="false">
<text:bookmark-start text:name="OrgXref.org16cc1b9"/>
<text:bookmark text:name="org16cc1b9"/>Definition of the Collision Cross Section
<text:bookmark-end text:name="OrgXref.org16cc1b9"/></text:h>
      <text:p text:style-name="Text_20_body">The cross section for a collision of two particles <text:span text:style-name="OrgCode">$i$</text:span> and <text:span text:style-name="OrgCode">$j$</text:span>
with radii <text:span text:style-name="OrgCode">$a_i$</text:span> and <text:span text:style-name="OrgCode">$a_j$</text:span> can be written as
</text:p>
      <text:p text:style-name="OrgFixedWidthBlock">\begin{align*}</text:p>
      <text:p text:style-name="OrgFixedWidthBlock"> <text:s text:c="1"/>\sigma_{ij}=\pi\cdot(a_i+a_j)^2</text:p>
      <text:p text:style-name="OrgFixedWidthBlockLastLine">\end{align*}</text:p>
      <text:p text:style-name="OrgFixedWidthBlockLastLine"/>
      <text:p text:style-name="Text_20_body">Here, the radii can be computed from the corresponding masses <text:span text:style-name="OrgCode">$m_i$</text:span> and <text:span text:style-name="OrgCode">$m_j$</text:span>
from equation [Summarize: Assumptions needed for the (naive/simple) particle mass distribution.].
</text:p>
      <text:p text:style-name="OrgFixedWidthBlock">\begin{figure}[h!]</text:p>
      <text:p text:style-name="OrgFixedWidthBlock"> <text:s text:c="3"/>\centering</text:p>
      <text:p text:style-name="OrgFixedWidthBlock"> <text:s text:c="3"/>\includegraphics[width=\textwidth]{../../msc-thesis.py/figures/21/collision_cross_section.pdf}</text:p>
      <text:p text:style-name="OrgFixedWidthBlock"> <text:s text:c="3"/>\caption{CAPTION ...}</text:p>
      <text:p text:style-name="OrgFixedWidthBlockLastLine">\end{figure}</text:p>
      <text:p text:style-name="OrgFixedWidthBlockLastLine"/>
      <text:p text:style-name="Text_20_body"><text:span text:style-name="OrgCode">\newpage</text:span>
</text:p>
      <text:h text:style-name="Heading_20_2" text:outline-level="2" text:is-list-header="false">
<text:bookmark-start text:name="OrgXref.org0cd44be"/>
<text:bookmark text:name="org0cd44be"/>Definition of the Relative Particle Velocity
<text:bookmark-end text:name="OrgXref.org0cd44be"/></text:h>
      <text:p text:style-name="Text_20_body"><text:span text:style-name="OrgCode">\newpage</text:span>
</text:p>
      <text:h text:style-name="Heading_20_2" text:outline-level="2" text:is-list-header="false">
<text:bookmark-start text:name="OrgXref.org5ba57ab"/>
<text:bookmark text:name="org5ba57ab"/>Definition of the Dust Particle Collision Rates
<text:bookmark-end text:name="OrgXref.org5ba57ab"/></text:h>
      <text:p text:style-name="Text_20_body">The collision rate for a pair of masses <text:span text:style-name="OrgCode">$m_1$</text:span> and <text:span text:style-name="OrgCode">$m_2$</text:span> can be written as
</text:p>
      <text:p text:style-name="OrgFixedWidthBlock">\begin{align*}</text:p>
      <text:p text:style-name="OrgFixedWidthBlock"> <text:s text:c="1"/>C(m_1,m_2,\Delta v)=\sigma(m_1,m_2)\cdot\langle|\vec v_1-\vec v_2\rangle</text:p>
      <text:p text:style-name="OrgFixedWidthBlockLastLine">\end{align*}</text:p>
      <text:p text:style-name="OrgFixedWidthBlockLastLine"/>
      <text:list text:style-name="OrgBulletedList" text:continue-numbering="false">
        <text:list-item>
          <text:p text:style-name="Text_20_body">^ TODO: Is there not a “number density” term missing here? Otherwise, the unit would be `m<text:span text:style-name="OrgSuperscript">3</text:span> / s`.
</text:p>
        </text:list-item>
      </text:list>
      <text:p text:style-name="Text_20_body">Here, <text:span text:style-name="OrgCode">$\sigma(m_1,m_2)$</text:span> labels the cross section for a collision event. The relative velocity between such two particles is given by the difference <text:span text:style-name="OrgCode">$\vec v_1-\vec v_2$</text:span>, its absolute value is <text:span text:style-name="OrgCode">$|\vec v_1-\vec v_2|$</text:span>, and <text:span text:style-name="OrgCode">$\langle|\vec v_1-\vec v_2|\rangle$</text:span> is the expectation value of that quantity.
</text:p>
      <text:p text:style-name="Text_20_body">[Simplification was done here] [Elaborate: Give more precise formula]
</text:p>
      <text:p text:style-name="Text_20_body">In our notation:
</text:p>
      <text:p text:style-name="OrgFixedWidthBlock">\begin{align*}</text:p>
      <text:p text:style-name="OrgFixedWidthBlock"> <text:s text:c="1"/>C_{ij}=\sigma_{ij}\cdot\langle\Delta v_{ij}\rangle</text:p>
      <text:p text:style-name="OrgFixedWidthBlockLastLine">\end{align*}</text:p>
      <text:p text:style-name="OrgFixedWidthBlockLastLine"/>
      <text:p text:style-name="OrgFixedWidthBlock">\begin{figure}[h!]</text:p>
      <text:p text:style-name="OrgFixedWidthBlock"> <text:s text:c="3"/>\centering</text:p>
      <text:p text:style-name="OrgFixedWidthBlock"> <text:s text:c="3"/>\includegraphics[width=\textwidth]{../../msc-thesis.py/figures/23/collision_rate.pdf}</text:p>
      <text:p text:style-name="OrgFixedWidthBlock"> <text:s text:c="3"/>\caption{CAPTION ...}</text:p>
      <text:p text:style-name="OrgFixedWidthBlockLastLine">\end{figure}</text:p>
      <text:p text:style-name="OrgFixedWidthBlockLastLine"/>
      <text:p text:style-name="Text_20_body"><text:span text:style-name="OrgCode">\newpage</text:span>
</text:p>
      <text:h text:style-name="Heading_20_1" text:outline-level="1" text:is-list-header="false">
<text:bookmark-start text:name="OrgXref.orgd0a22ca"/>
<text:bookmark text:name="orgd0a22ca"/>Calculation of the Relative Dust Particle Velocities
<text:bookmark-end text:name="OrgXref.orgd0a22ca"/></text:h>
      <text:h text:style-name="Heading_20_2" text:outline-level="2" text:is-list-header="false">
<text:bookmark-start text:name="OrgXref.org4cf1a69"/>
<text:bookmark text:name="org4cf1a69"/>Definition of the Relative Velocity due to Radial Drift
<text:bookmark-end text:name="OrgXref.org4cf1a69"/></text:h>
      <text:p text:style-name="OrgFixedWidthBlock">\begin{align*}</text:p>
      <text:p text:style-name="OrgFixedWidthBlock"> <text:s text:c="1"/>\Delta u_\text{RD}=\big|u_r(m_1)-u_r(m_2)\big|</text:p>
      <text:p text:style-name="OrgFixedWidthBlockLastLine">\end{align*}</text:p>
      <text:p text:style-name="OrgFixedWidthBlockLastLine"/>
      <text:p text:style-name="Text_20_body">dust radial velocity:
</text:p>
      <text:p text:style-name="OrgFixedWidthBlock">\begin{align*}</text:p>
      <text:p text:style-name="OrgFixedWidthBlock"> <text:s text:c="1"/>u_r=\frac{u_g}{1+\text{St}^2}-\frac{2u_n}{\text{St}+\text{St}^{-1}}</text:p>
      <text:p text:style-name="OrgFixedWidthBlockLastLine">\end{align*}</text:p>
      <text:p text:style-name="OrgFixedWidthBlockLastLine"/>
      <text:p text:style-name="Text_20_body">gas radial velocity:
</text:p>
      <text:p text:style-name="OrgFixedWidthBlock">\begin{align*}</text:p>
      <text:p text:style-name="OrgFixedWidthBlock"> <text:s text:c="1"/>u_g=-\frac{3}{\Sigma_g\sqrt{r}}\cdot\del_r\big(\Sigma_g\nu_g\sqrt{r}\big)</text:p>
      <text:p text:style-name="OrgFixedWidthBlockLastLine">\end{align*}</text:p>
      <text:p text:style-name="OrgFixedWidthBlockLastLine"/>
      <text:p text:style-name="Text_20_body">particle maximum drift velocity:
</text:p>
      <text:p text:style-name="OrgFixedWidthBlock">\begin{align*}</text:p>
      <text:p text:style-name="OrgFixedWidthBlock"> <text:s text:c="1"/>u_n=-\frac{E_d}{2\rho_g\ \Omega_K}\cdot\pderiv{P_g}{r}</text:p>
      <text:p text:style-name="OrgFixedWidthBlockLastLine">\end{align*}</text:p>
      <text:p text:style-name="OrgFixedWidthBlockLastLine"/>
      <text:p text:style-name="Text_20_body"><text:span text:style-name="OrgCode">\newpage</text:span>
</text:p>
      <text:p text:style-name="OrgFixedWidthBlock">\begin{figure}[h!]</text:p>
      <text:p text:style-name="OrgFixedWidthBlock"> <text:s text:c="3"/>\centering</text:p>
      <text:p text:style-name="OrgFixedWidthBlock"> <text:s text:c="3"/>\includegraphics[width=\textwidth]{../../msc-thesis.py/figures/13/dv_RD.pdf}</text:p>
      <text:p text:style-name="OrgFixedWidthBlock"> <text:s text:c="3"/>\caption{CAPTION ...}</text:p>
      <text:p text:style-name="OrgFixedWidthBlockLastLine">\end{figure}</text:p>
      <text:p text:style-name="OrgFixedWidthBlockLastLine"/>
      <text:p text:style-name="Text_20_body"><text:span text:style-name="OrgCode">\newpage</text:span>
</text:p>
      <text:h text:style-name="Heading_20_2" text:outline-level="2" text:is-list-header="false">
<text:bookmark-start text:name="OrgXref.org405da2b"/>
<text:bookmark text:name="org405da2b"/>Definition of the Relative Velocity due to Differential Settling
<text:bookmark-end text:name="OrgXref.org405da2b"/></text:h>
      <text:p text:style-name="OrgFixedWidthBlock">\begin{align*}</text:p>
      <text:p text:style-name="OrgFixedWidthBlock"> <text:s text:c="1"/>\Delta u_\text{DS}=\big|u_i-u_j\big|</text:p>
      <text:p text:style-name="OrgFixedWidthBlockLastLine">\end{align*}</text:p>
      <text:p text:style-name="OrgFixedWidthBlockLastLine"/>
      <text:p text:style-name="OrgFixedWidthBlock">\begin{align*}</text:p>
      <text:p text:style-name="OrgFixedWidthBlock"> <text:s text:c="1"/>u_i=ts\cdot\Omega_K^2\cdot z</text:p>
      <text:p text:style-name="OrgFixedWidthBlockLastLine">\end{align*}</text:p>
      <text:p text:style-name="OrgFixedWidthBlockLastLine"/>
      <text:p text:style-name="OrgFixedWidthBlock">\begin{align*}</text:p>
      <text:p text:style-name="OrgFixedWidthBlock"> <text:s text:c="1"/>\text{St}=\Omega_K\cdot t_s</text:p>
      <text:p text:style-name="OrgFixedWidthBlockLastLine">\end{align*}</text:p>
      <text:p text:style-name="OrgFixedWidthBlockLastLine"/>
      <text:p text:style-name="Text_20_body"><text:span text:style-name="OrgCode">\newpage</text:span>
</text:p>
      <text:p text:style-name="OrgFixedWidthBlock">\begin{figure}[h!]</text:p>
      <text:p text:style-name="OrgFixedWidthBlock"> <text:s text:c="3"/>\centering</text:p>
      <text:p text:style-name="OrgFixedWidthBlock"> <text:s text:c="3"/>\includegraphics[width=\textwidth]{../../msc-thesis.py/figures/13/dv_DS.pdf}</text:p>
      <text:p text:style-name="OrgFixedWidthBlock"> <text:s text:c="3"/>\caption{CAPTION ...}</text:p>
      <text:p text:style-name="OrgFixedWidthBlockLastLine">\end{figure}</text:p>
      <text:p text:style-name="OrgFixedWidthBlockLastLine"/>
      <text:p text:style-name="Text_20_body"><text:span text:style-name="OrgCode">\newpage</text:span>
</text:p>
      <text:h text:style-name="Heading_20_2" text:outline-level="2" text:is-list-header="false">
<text:bookmark-start text:name="OrgXref.org27ae764"/>
<text:bookmark text:name="org27ae764"/>Definition of the Relative Velocity due to Brownian Motion
<text:bookmark-end text:name="OrgXref.org27ae764"/></text:h>
      <text:p text:style-name="OrgFixedWidthBlock">\begin{align*}</text:p>
      <text:p text:style-name="OrgFixedWidthBlock"> <text:s text:c="1"/>\Delta u^\text{BR}_{ij}</text:p>
      <text:p text:style-name="OrgFixedWidthBlock"> <text:s text:c="4"/>&amp;=\sqrt{\frac{8k_BT}{\pi}\cdot\frac{m_i+m_j}{\ m_i\cdot m_j}}\\</text:p>
      <text:p text:style-name="OrgFixedWidthBlock"> <text:s text:c="4"/>&amp;=\sqrt{\frac{8}{\pi\beta\mu_{ij}}}</text:p>
      <text:p text:style-name="OrgFixedWidthBlockLastLine">\end{align*}</text:p>
      <text:p text:style-name="OrgFixedWidthBlockLastLine"/>
      <text:p text:style-name="Text_20_body"><text:span text:style-name="OrgCode">\newpage</text:span>
</text:p>
      <text:p text:style-name="OrgFixedWidthBlock">\begin{figure}[h!]</text:p>
      <text:p text:style-name="OrgFixedWidthBlock"> <text:s text:c="3"/>\centering</text:p>
      <text:p text:style-name="OrgFixedWidthBlock"> <text:s text:c="3"/>\includegraphics[width=\textwidth]{../../msc-thesis.py/figures/13/dv_BR.pdf}</text:p>
      <text:p text:style-name="OrgFixedWidthBlock"> <text:s text:c="3"/>\caption{CAPTION ...}</text:p>
      <text:p text:style-name="OrgFixedWidthBlockLastLine">\end{figure}</text:p>
      <text:p text:style-name="OrgFixedWidthBlockLastLine"/>
      <text:p text:style-name="Text_20_body"><text:span text:style-name="OrgCode">\newpage</text:span>
</text:p>
      <text:h text:style-name="Heading_20_2" text:outline-level="2" text:is-list-header="false">
<text:bookmark-start text:name="OrgXref.org8e758a8"/>
<text:bookmark text:name="org8e758a8"/>Definition of the Relative Velocity due to Turbulence
<text:bookmark-end text:name="OrgXref.org8e758a8"/></text:h>
      <text:p text:style-name="Text_20_body"><text:span text:style-name="OrgCode">\newpage</text:span>
</text:p>
      <text:p text:style-name="OrgFixedWidthBlock">\begin{figure}[h!]</text:p>
      <text:p text:style-name="OrgFixedWidthBlock"> <text:s text:c="3"/>\centering</text:p>
      <text:p text:style-name="OrgFixedWidthBlock"> <text:s text:c="3"/>\includegraphics[width=\textwidth]{../../msc-thesis.py/figures/13/dv_TU.pdf}</text:p>
      <text:p text:style-name="OrgFixedWidthBlock"> <text:s text:c="3"/>\caption{CAPTION ...}</text:p>
      <text:p text:style-name="OrgFixedWidthBlockLastLine">\end{figure}</text:p>
      <text:p text:style-name="OrgFixedWidthBlockLastLine"/>
      <text:p text:style-name="Text_20_body"><text:span text:style-name="OrgCode">\newpage</text:span>
</text:p>
      <text:h text:style-name="Heading_20_2" text:outline-level="2" text:is-list-header="false">
<text:bookmark-start text:name="OrgXref.org0a94609"/>
<text:bookmark text:name="org0a94609"/>Definition of the Azimuthal Relative Velocity
<text:bookmark-end text:name="OrgXref.org0a94609"/></text:h>
      <text:p text:style-name="OrgFixedWidthBlock">\begin{align*}</text:p>
      <text:p text:style-name="OrgFixedWidthBlock"> <text:s text:c="1"/>\Delta u_{ij}</text:p>
      <text:p text:style-name="OrgFixedWidthBlock"> <text:s text:c="1"/>=\left|u_n\cdot\left(</text:p>
      <text:p text:style-name="OrgFixedWidthBlock"> <text:s text:c="3"/>\frac{1}{1+\text{St}_i^2}-\frac{1}{1+\text{St}_j^2}</text:p>
      <text:p text:style-name="OrgFixedWidthBlock"> <text:s text:c="1"/>\right)\right|</text:p>
      <text:p text:style-name="OrgFixedWidthBlockLastLine">\end{align*}</text:p>
      <text:p text:style-name="OrgFixedWidthBlockLastLine"/>
      <text:p text:style-name="Text_20_body"><text:span text:style-name="OrgCode">\newpage</text:span>
</text:p>
      <text:p text:style-name="OrgFixedWidthBlock">\begin{figure}[h!]</text:p>
      <text:p text:style-name="OrgFixedWidthBlock"> <text:s text:c="3"/>\centering</text:p>
      <text:p text:style-name="OrgFixedWidthBlock"> <text:s text:c="3"/>\includegraphics[width=\textwidth]{../../msc-thesis.py/figures/13/dv_AZ.pdf}</text:p>
      <text:p text:style-name="OrgFixedWidthBlock"> <text:s text:c="3"/>\caption{CAPTION ...}</text:p>
      <text:p text:style-name="OrgFixedWidthBlockLastLine">\end{figure}</text:p>
      <text:p text:style-name="OrgFixedWidthBlockLastLine"/>
      <text:p text:style-name="Text_20_body"><text:span text:style-name="OrgCode">\newpage</text:span>
</text:p>
      <text:h text:style-name="Heading_20_2" text:outline-level="2" text:is-list-header="false">
<text:bookmark-start text:name="OrgXref.org3ca240f"/>
<text:bookmark text:name="org3ca240f"/>Total Relative Velocity
<text:bookmark-end text:name="OrgXref.org3ca240f"/></text:h>
      <text:p text:style-name="OrgFixedWidthBlock">\begin{align*}</text:p>
      <text:p text:style-name="OrgFixedWidthBlock"> <text:s text:c="1"/>\Delta u_{ij}=\Delta u_\text{BR}+\Delta u_\text{RD}+\Delta u_\text{AZ}+\Delta u_\text{TU}+\Delta u_\text{DS}</text:p>
      <text:p text:style-name="OrgFixedWidthBlockLastLine">\end{align*}</text:p>
      <text:p text:style-name="OrgFixedWidthBlockLastLine"/>
      <text:p text:style-name="OrgFixedWidthBlock">\begin{align*}</text:p>
      <text:p text:style-name="OrgFixedWidthBlock"> <text:s text:c="1"/>\Delta u_{ij}=\sqrt{\Delta u_\text{BR}^2+\Delta u_\text{RD}^2+\Delta u_\text{AZ}^2+\Delta u_\text{TU}^2+\Delta u_\text{DS}^2}</text:p>
      <text:p text:style-name="OrgFixedWidthBlockLastLine">\end{align*}</text:p>
      <text:p text:style-name="OrgFixedWidthBlockLastLine"/>
      <text:p text:style-name="Text_20_body"><text:span text:style-name="OrgCode">\newpage</text:span>
</text:p>
      <text:p text:style-name="OrgFixedWidthBlock">\begin{figure}[h!]</text:p>
      <text:p text:style-name="OrgFixedWidthBlock"> <text:s text:c="3"/>\centering</text:p>
      <text:p text:style-name="OrgFixedWidthBlock"> <text:s text:c="3"/>\includegraphics[width=\textwidth]{../../msc-thesis.py/figures/13/dv_tot.pdf}</text:p>
      <text:p text:style-name="OrgFixedWidthBlock"> <text:s text:c="3"/>\caption{CAPTION ...}</text:p>
      <text:p text:style-name="OrgFixedWidthBlockLastLine">\end{figure}</text:p>
      <text:p text:style-name="OrgFixedWidthBlockLastLine"/>
      <text:p text:style-name="Text_20_body"><text:span text:style-name="OrgCode">\newpage</text:span>
</text:p>
      <text:h text:style-name="Heading_20_1" text:outline-level="1" text:is-list-header="false">
<text:bookmark-start text:name="OrgXref.org51ffa32"/>
<text:bookmark text:name="org51ffa32"/>Implemention of Stochastic Kernel Sampling
<text:bookmark-end text:name="OrgXref.org51ffa32"/></text:h>
      <text:p text:style-name="Text_20_body"><text:span text:style-name="OrgCode">\newpage</text:span>
</text:p>
      <text:h text:style-name="Heading_20_1" text:outline-level="1" text:is-list-header="false">
<text:bookmark-start text:name="OrgXref.orgf8e050c"/>
<text:bookmark text:name="orgf8e050c"/>Summary of Results
<text:bookmark-end text:name="OrgXref.orgf8e050c"/></text:h>
      <text:p text:style-name="Text_20_body"><text:span text:style-name="OrgCode">\newpage</text:span>
</text:p>
      <text:h text:style-name="Heading_20_1" text:outline-level="1" text:is-list-header="false">
<text:bookmark-start text:name="OrgXref.org041123a"/>
<text:bookmark text:name="org041123a"/>Thesis Discussion &amp; Outlook
<text:bookmark-end text:name="OrgXref.org041123a"/></text:h>
      <text:p text:style-name="Text_20_body"><text:span text:style-name="OrgCode">\newpage</text:span>
</text:p>
      <text:h text:style-name="Heading_20_1" text:outline-level="1" text:is-list-header="false">
<text:bookmark-start text:name="OrgXref.org606c37f"/>
<text:bookmark text:name="org606c37f"/>Appendix
<text:bookmark-end text:name="OrgXref.org606c37f"/></text:h>
      <text:h text:style-name="Heading_20_2" text:outline-level="2" text:is-list-header="false">
<text:bookmark-start text:name="OrgXref.org3031c88"/>
<text:bookmark text:name="org3031c88"/>Glossary
<text:bookmark-end text:name="OrgXref.org3031c88"/></text:h>
      <text:p text:style-name="Text_20_body">a <text:span text:style-name="OrgCode">\cite{mathis_rumpl_nordsieck_1977}</text:span>
b <text:span text:style-name="OrgCode">\cite{dullemond_dominik_2004}</text:span>
g <text:span text:style-name="OrgCode">\cite{ormel_cuzzi_2007}</text:span>
c <text:span text:style-name="OrgCode">\cite{brauer_dullemond_henning_2007}</text:span>
d <text:span text:style-name="OrgCode">\cite{birnstiel_dullemond_brauer_2010}</text:span>
e <text:span text:style-name="OrgCode">\cite{kovetz_olund_1969}</text:span>
f <text:span text:style-name="OrgCode">\cite{smoluchowski_1916}</text:span>
g <text:span text:style-name="OrgCode">\cite{stammler_birnstiel_2022}</text:span>
</text:p>
      <text:p text:style-name="Text_20_body"><text:span text:style-name="OrgCode">\newpage</text:span>
</text:p>
      <text:h text:style-name="Heading_20_1" text:outline-level="1" text:is-list-header="false">
<text:bookmark-start text:name="OrgXref.org49f009f"/>
<text:bookmark text:name="org49f009f"/><text:span text:style-name="Strikethrough">References</text:span>
<text:bookmark-end text:name="OrgXref.org49f009f"/></text:h>
      <text:p text:style-name="Text_20_body"><text:span text:style-name="OrgCode">\bibliographystyle{plain}</text:span>
<text:span text:style-name="OrgCode">\bibliography{./bibliography/ref.bib}</text:span>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Vincent C. Mader</dc:creator>
    <meta:initial-creator>Vincent C. Mader</meta:initial-creator>
    <dc:date>2023-07-07T09:38:45</dc:date>
    <meta:creation-date>2023-07-07T09:38:45</meta:creation-date>
    <meta:generator>Emacs 28.2 (Org mode 9.6.1)</meta:generator>
    <meta:keyword/>
    <dc:subject/>
    <dc:title>Computational Cost Optimization via Stochastic Kernel Sampling for the Numerical Integration of the Smoluchovski Coagulation Equation</dc:title>
  </office:meta>
</office:document-meta>
</file>